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6.79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38.81pt"/>
    </style:style>
    <style:style style:name="co4" style:family="table-column">
      <style:table-column-properties fo:break-before="auto" style:column-width="41.6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x220_ips" table:style-name="ta1">
        <table:table-column table:style-name="co1" table:number-columns-repeated="2" table:default-cell-style-name="Default"/>
        <table:table-column table:style-name="co2" table:number-columns-repeated="10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./as7265x 1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ode: 3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hw_version: 0x40</text:p>
          </table:table-cell>
          <table:table-cell office:value-type="string" calcext:value-type="string">
            <text:p><text:s/>0x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w_major_version: 0x00</text:p>
          </table:table-cell>
          <table:table-cell office:value-type="string" calcext:value-type="string">
            <text:p><text:s/>0x0c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w_patch_version: 0x00</text:p>
          </table:table-cell>
          <table:table-cell office:value-type="string" calcext:value-type="string">
            <text:p><text:s/>0x0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w_build_version: 0x00</text:p>
          </table:table-cell>
          <table:table-cell office:value-type="string" calcext:value-type="string">
            <text:p><text:s/>0x0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float" office:value="435" calcext:value-type="float">
            <text:p>435</text:p>
          </table:table-cell>
          <table:table-cell office:value-type="float" office:value="460" calcext:value-type="float">
            <text:p>460</text:p>
          </table:table-cell>
          <table:table-cell office:value-type="float" office:value="485" calcext:value-type="float">
            <text:p>485</text:p>
          </table:table-cell>
          <table:table-cell office:value-type="float" office:value="510" calcext:value-type="float">
            <text:p>510</text:p>
          </table:table-cell>
          <table:table-cell office:value-type="float" office:value="535" calcext:value-type="float">
            <text:p>535</text:p>
          </table:table-cell>
          <table:table-cell office:value-type="float" office:value="560" calcext:value-type="float">
            <text:p>560</text:p>
          </table:table-cell>
          <table:table-cell office:value-type="float" office:value="585" calcext:value-type="float">
            <text:p>585</text:p>
          </table:table-cell>
          <table:table-cell office:value-type="float" office:value="610" calcext:value-type="float">
            <text:p>610</text:p>
          </table:table-cell>
          <table:table-cell office:value-type="float" office:value="645" calcext:value-type="float">
            <text:p>645</text:p>
          </table:table-cell>
          <table:table-cell office:value-type="float" office:value="680" calcext:value-type="float">
            <text:p>680</text:p>
          </table:table-cell>
          <table:table-cell office:value-type="float" office:value="705" calcext:value-type="float">
            <text:p>705</text:p>
          </table:table-cell>
          <table:table-cell office:value-type="float" office:value="730" calcext:value-type="float">
            <text:p>730</text:p>
          </table:table-cell>
          <table:table-cell office:value-type="float" office:value="760" calcext:value-type="float">
            <text:p>760</text:p>
          </table:table-cell>
          <table:table-cell office:value-type="float" office:value="810" calcext:value-type="float">
            <text:p>810</text:p>
          </table:table-cell>
          <table:table-cell office:value-type="float" office:value="860" calcext:value-type="float">
            <text:p>860</text:p>
          </table:table-cell>
          <table:table-cell office:value-type="float" office:value="900" calcext:value-type="float">
            <text:p>900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6.1609" calcext:value-type="float">
            <text:p>6.1609</text:p>
          </table:table-cell>
          <table:table-cell office:value-type="float" office:value="13.5458" calcext:value-type="float">
            <text:p>13.5458</text:p>
          </table:table-cell>
          <table:table-cell office:value-type="float" office:value="17.4002" calcext:value-type="float">
            <text:p>17.4002</text:p>
          </table:table-cell>
          <table:table-cell office:value-type="float" office:value="37" calcext:value-type="float">
            <text:p>37</text:p>
          </table:table-cell>
          <table:table-cell office:value-type="float" office:value="29.6877" calcext:value-type="float">
            <text:p>29.6877</text:p>
          </table:table-cell>
          <table:table-cell office:value-type="float" office:value="21.2417" calcext:value-type="float">
            <text:p>21.2417</text:p>
          </table:table-cell>
          <table:table-cell office:value-type="float" office:value="8.4693" calcext:value-type="float">
            <text:p>8.469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6.1609" calcext:value-type="float">
            <text:p>6.1609</text:p>
          </table:table-cell>
          <table:table-cell office:value-type="float" office:value="13.5458" calcext:value-type="float">
            <text:p>13.5458</text:p>
          </table:table-cell>
          <table:table-cell office:value-type="float" office:value="17.4002" calcext:value-type="float">
            <text:p>17.4002</text:p>
          </table:table-cell>
          <table:table-cell office:value-type="float" office:value="37.7116" calcext:value-type="float">
            <text:p>37.7116</text:p>
          </table:table-cell>
          <table:table-cell office:value-type="float" office:value="29.6877" calcext:value-type="float">
            <text:p>29.6877</text:p>
          </table:table-cell>
          <table:table-cell office:value-type="float" office:value="21.2417" calcext:value-type="float">
            <text:p>21.2417</text:p>
          </table:table-cell>
          <table:table-cell office:value-type="float" office:value="9.6792" calcext:value-type="float">
            <text:p>9.6792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6.1609" calcext:value-type="float">
            <text:p>6.1609</text:p>
          </table:table-cell>
          <table:table-cell office:value-type="float" office:value="13.5458" calcext:value-type="float">
            <text:p>13.5458</text:p>
          </table:table-cell>
          <table:table-cell office:value-type="float" office:value="17.4002" calcext:value-type="float">
            <text:p>17.4002</text:p>
          </table:table-cell>
          <table:table-cell office:value-type="float" office:value="37.7116" calcext:value-type="float">
            <text:p>37.7116</text:p>
          </table:table-cell>
          <table:table-cell office:value-type="float" office:value="30.1995" calcext:value-type="float">
            <text:p>30.1995</text:p>
          </table:table-cell>
          <table:table-cell office:value-type="float" office:value="21.2417" calcext:value-type="float">
            <text:p>21.2417</text:p>
          </table:table-cell>
          <table:table-cell office:value-type="float" office:value="9.6792" calcext:value-type="float">
            <text:p>9.6792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6.1609" calcext:value-type="float">
            <text:p>6.1609</text:p>
          </table:table-cell>
          <table:table-cell office:value-type="float" office:value="13.5458" calcext:value-type="float">
            <text:p>13.5458</text:p>
          </table:table-cell>
          <table:table-cell office:value-type="float" office:value="17.4002" calcext:value-type="float">
            <text:p>17.4002</text:p>
          </table:table-cell>
          <table:table-cell office:value-type="float" office:value="37.7116" calcext:value-type="float">
            <text:p>37.7116</text:p>
          </table:table-cell>
          <table:table-cell office:value-type="float" office:value="29.6877" calcext:value-type="float">
            <text:p>29.6877</text:p>
          </table:table-cell>
          <table:table-cell office:value-type="float" office:value="21.2417" calcext:value-type="float">
            <text:p>21.2417</text:p>
          </table:table-cell>
          <table:table-cell office:value-type="float" office:value="9.6792" calcext:value-type="float">
            <text:p>9.6792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6.1609" calcext:value-type="float">
            <text:p>6.1609</text:p>
          </table:table-cell>
          <table:table-cell office:value-type="float" office:value="13.5458" calcext:value-type="float">
            <text:p>13.5458</text:p>
          </table:table-cell>
          <table:table-cell office:value-type="float" office:value="17.4002" calcext:value-type="float">
            <text:p>17.4002</text:p>
          </table:table-cell>
          <table:table-cell office:value-type="float" office:value="37.7116" calcext:value-type="float">
            <text:p>37.7116</text:p>
          </table:table-cell>
          <table:table-cell office:value-type="float" office:value="29.6877" calcext:value-type="float">
            <text:p>29.6877</text:p>
          </table:table-cell>
          <table:table-cell office:value-type="float" office:value="21.2417" calcext:value-type="float">
            <text:p>21.2417</text:p>
          </table:table-cell>
          <table:table-cell office:value-type="float" office:value="8.4693" calcext:value-type="float">
            <text:p>8.469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6.1609" calcext:value-type="float">
            <text:p>6.1609</text:p>
          </table:table-cell>
          <table:table-cell office:value-type="float" office:value="13.5458" calcext:value-type="float">
            <text:p>13.5458</text:p>
          </table:table-cell>
          <table:table-cell office:value-type="float" office:value="17.4002" calcext:value-type="float">
            <text:p>17.4002</text:p>
          </table:table-cell>
          <table:table-cell office:value-type="float" office:value="37" calcext:value-type="float">
            <text:p>37</text:p>
          </table:table-cell>
          <table:table-cell office:value-type="float" office:value="29.1758" calcext:value-type="float">
            <text:p>29.1758</text:p>
          </table:table-cell>
          <table:table-cell office:value-type="float" office:value="21.2417" calcext:value-type="float">
            <text:p>21.2417</text:p>
          </table:table-cell>
          <table:table-cell office:value-type="float" office:value="9.6792" calcext:value-type="float">
            <text:p>9.6792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6.1609" calcext:value-type="float">
            <text:p>6.1609</text:p>
          </table:table-cell>
          <table:table-cell office:value-type="float" office:value="13.5458" calcext:value-type="float">
            <text:p>13.5458</text:p>
          </table:table-cell>
          <table:table-cell office:value-type="float" office:value="17.4002" calcext:value-type="float">
            <text:p>17.4002</text:p>
          </table:table-cell>
          <table:table-cell office:value-type="float" office:value="37" calcext:value-type="float">
            <text:p>37</text:p>
          </table:table-cell>
          <table:table-cell office:value-type="float" office:value="29.6877" calcext:value-type="float">
            <text:p>29.6877</text:p>
          </table:table-cell>
          <table:table-cell office:value-type="float" office:value="21.2417" calcext:value-type="float">
            <text:p>21.2417</text:p>
          </table:table-cell>
          <table:table-cell office:value-type="float" office:value="8.4693" calcext:value-type="float">
            <text:p>8.469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6.1609" calcext:value-type="float">
            <text:p>6.1609</text:p>
          </table:table-cell>
          <table:table-cell office:value-type="float" office:value="13.5458" calcext:value-type="float">
            <text:p>13.5458</text:p>
          </table:table-cell>
          <table:table-cell office:value-type="float" office:value="17.4002" calcext:value-type="float">
            <text:p>17.4002</text:p>
          </table:table-cell>
          <table:table-cell office:value-type="float" office:value="37" calcext:value-type="float">
            <text:p>37</text:p>
          </table:table-cell>
          <table:table-cell office:value-type="float" office:value="29.6877" calcext:value-type="float">
            <text:p>29.6877</text:p>
          </table:table-cell>
          <table:table-cell office:value-type="float" office:value="21.2417" calcext:value-type="float">
            <text:p>21.2417</text:p>
          </table:table-cell>
          <table:table-cell office:value-type="float" office:value="9.6792" calcext:value-type="float">
            <text:p>9.6792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6.1609" calcext:value-type="float">
            <text:p>6.1609</text:p>
          </table:table-cell>
          <table:table-cell office:value-type="float" office:value="13.5458" calcext:value-type="float">
            <text:p>13.5458</text:p>
          </table:table-cell>
          <table:table-cell office:value-type="float" office:value="17.4002" calcext:value-type="float">
            <text:p>17.4002</text:p>
          </table:table-cell>
          <table:table-cell office:value-type="float" office:value="37" calcext:value-type="float">
            <text:p>37</text:p>
          </table:table-cell>
          <table:table-cell office:value-type="float" office:value="29.6877" calcext:value-type="float">
            <text:p>29.6877</text:p>
          </table:table-cell>
          <table:table-cell office:value-type="float" office:value="21.2417" calcext:value-type="float">
            <text:p>21.2417</text:p>
          </table:table-cell>
          <table:table-cell office:value-type="float" office:value="9.6792" calcext:value-type="float">
            <text:p>9.6792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6.1609" calcext:value-type="float">
            <text:p>6.1609</text:p>
          </table:table-cell>
          <table:table-cell office:value-type="float" office:value="13.5458" calcext:value-type="float">
            <text:p>13.5458</text:p>
          </table:table-cell>
          <table:table-cell office:value-type="float" office:value="17.4002" calcext:value-type="float">
            <text:p>17.4002</text:p>
          </table:table-cell>
          <table:table-cell office:value-type="float" office:value="37" calcext:value-type="float">
            <text:p>37</text:p>
          </table:table-cell>
          <table:table-cell office:value-type="float" office:value="29.6877" calcext:value-type="float">
            <text:p>29.6877</text:p>
          </table:table-cell>
          <table:table-cell office:value-type="float" office:value="21.2417" calcext:value-type="float">
            <text:p>21.2417</text:p>
          </table:table-cell>
          <table:table-cell office:value-type="float" office:value="8.4693" calcext:value-type="float">
            <text:p>8.469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6.1609" calcext:value-type="float">
            <text:p>6.1609</text:p>
          </table:table-cell>
          <table:table-cell office:value-type="float" office:value="13.5458" calcext:value-type="float">
            <text:p>13.5458</text:p>
          </table:table-cell>
          <table:table-cell office:value-type="float" office:value="17.4002" calcext:value-type="float">
            <text:p>17.4002</text:p>
          </table:table-cell>
          <table:table-cell office:value-type="float" office:value="37" calcext:value-type="float">
            <text:p>37</text:p>
          </table:table-cell>
          <table:table-cell office:value-type="float" office:value="29.6877" calcext:value-type="float">
            <text:p>29.6877</text:p>
          </table:table-cell>
          <table:table-cell office:value-type="float" office:value="20.7799" calcext:value-type="float">
            <text:p>20.7799</text:p>
          </table:table-cell>
          <table:table-cell office:value-type="float" office:value="8.4693" calcext:value-type="float">
            <text:p>8.469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6.1609" calcext:value-type="float">
            <text:p>6.1609</text:p>
          </table:table-cell>
          <table:table-cell office:value-type="float" office:value="13.5458" calcext:value-type="float">
            <text:p>13.5458</text:p>
          </table:table-cell>
          <table:table-cell office:value-type="float" office:value="17.4002" calcext:value-type="float">
            <text:p>17.4002</text:p>
          </table:table-cell>
          <table:table-cell office:value-type="float" office:value="37" calcext:value-type="float">
            <text:p>37</text:p>
          </table:table-cell>
          <table:table-cell office:value-type="float" office:value="29.1758" calcext:value-type="float">
            <text:p>29.1758</text:p>
          </table:table-cell>
          <table:table-cell office:value-type="float" office:value="21.2417" calcext:value-type="float">
            <text:p>21.2417</text:p>
          </table:table-cell>
          <table:table-cell office:value-type="float" office:value="8.4693" calcext:value-type="float">
            <text:p>8.469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6.1609" calcext:value-type="float">
            <text:p>6.1609</text:p>
          </table:table-cell>
          <table:table-cell office:value-type="float" office:value="13.5458" calcext:value-type="float">
            <text:p>13.5458</text:p>
          </table:table-cell>
          <table:table-cell office:value-type="float" office:value="17.4002" calcext:value-type="float">
            <text:p>17.4002</text:p>
          </table:table-cell>
          <table:table-cell office:value-type="float" office:value="37" calcext:value-type="float">
            <text:p>37</text:p>
          </table:table-cell>
          <table:table-cell office:value-type="float" office:value="29.6877" calcext:value-type="float">
            <text:p>29.6877</text:p>
          </table:table-cell>
          <table:table-cell office:value-type="float" office:value="21.2417" calcext:value-type="float">
            <text:p>21.2417</text:p>
          </table:table-cell>
          <table:table-cell office:value-type="float" office:value="9.6792" calcext:value-type="float">
            <text:p>9.6792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9676" calcext:value-type="float">
            <text:p>0.9676</text:p>
          </table:table-cell>
          <table:table-cell office:value-type="float" office:value="0.7909" calcext:value-type="float">
            <text:p>0.7909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9.6973" calcext:value-type="float">
            <text:p>9.6973</text:p>
          </table:table-cell>
          <table:table-cell office:value-type="float" office:value="54.4455" calcext:value-type="float">
            <text:p>54.4455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0.7179" calcext:value-type="float">
            <text:p>10.7179</text:p>
          </table:table-cell>
          <table:table-cell office:value-type="float" office:value="2.1078" calcext:value-type="float">
            <text:p>2.1078</text:p>
          </table:table-cell>
          <table:table-cell office:value-type="float" office:value="2.7303" calcext:value-type="float">
            <text:p>2.7303</text:p>
          </table:table-cell>
          <table:table-cell office:value-type="float" office:value="1.7258" calcext:value-type="float">
            <text:p>1.7258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9676" calcext:value-type="float">
            <text:p>0.9676</text:p>
          </table:table-cell>
          <table:table-cell office:value-type="float" office:value="0.7909" calcext:value-type="float">
            <text:p>0.7909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9.2355" calcext:value-type="float">
            <text:p>9.2355</text:p>
          </table:table-cell>
          <table:table-cell office:value-type="float" office:value="55.6554" calcext:value-type="float">
            <text:p>55.6554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0.7179" calcext:value-type="float">
            <text:p>10.7179</text:p>
          </table:table-cell>
          <table:table-cell office:value-type="float" office:value="2.1078" calcext:value-type="float">
            <text:p>2.1078</text:p>
          </table:table-cell>
          <table:table-cell office:value-type="float" office:value="2.7303" calcext:value-type="float">
            <text:p>2.7303</text:p>
          </table:table-cell>
          <table:table-cell office:value-type="float" office:value="1.7258" calcext:value-type="float">
            <text:p>1.7258</text:p>
          </table:table-cell>
          <table:table-cell office:value-type="float" office:value="2.6876" calcext:value-type="float">
            <text:p>2.6876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9676" calcext:value-type="float">
            <text:p>0.9676</text:p>
          </table:table-cell>
          <table:table-cell office:value-type="float" office:value="0.7909" calcext:value-type="float">
            <text:p>0.7909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9.2355" calcext:value-type="float">
            <text:p>9.2355</text:p>
          </table:table-cell>
          <table:table-cell office:value-type="float" office:value="54.4455" calcext:value-type="float">
            <text:p>54.4455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0.7179" calcext:value-type="float">
            <text:p>10.7179</text:p>
          </table:table-cell>
          <table:table-cell office:value-type="float" office:value="2.1078" calcext:value-type="float">
            <text:p>2.1078</text:p>
          </table:table-cell>
          <table:table-cell office:value-type="float" office:value="2.7303" calcext:value-type="float">
            <text:p>2.7303</text:p>
          </table:table-cell>
          <table:table-cell office:value-type="float" office:value="1.7258" calcext:value-type="float">
            <text:p>1.7258</text:p>
          </table:table-cell>
          <table:table-cell office:value-type="float" office:value="2.6876" calcext:value-type="float">
            <text:p>2.6876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9676" calcext:value-type="float">
            <text:p>0.9676</text:p>
          </table:table-cell>
          <table:table-cell office:value-type="float" office:value="0.7909" calcext:value-type="float">
            <text:p>0.7909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9.6973" calcext:value-type="float">
            <text:p>9.6973</text:p>
          </table:table-cell>
          <table:table-cell office:value-type="float" office:value="54.4455" calcext:value-type="float">
            <text:p>54.4455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0.7179" calcext:value-type="float">
            <text:p>10.7179</text:p>
          </table:table-cell>
          <table:table-cell office:value-type="float" office:value="2.1078" calcext:value-type="float">
            <text:p>2.1078</text:p>
          </table:table-cell>
          <table:table-cell office:value-type="float" office:value="2.7303" calcext:value-type="float">
            <text:p>2.7303</text:p>
          </table:table-cell>
          <table:table-cell office:value-type="float" office:value="1.7258" calcext:value-type="float">
            <text:p>1.7258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9676" calcext:value-type="float">
            <text:p>0.9676</text:p>
          </table:table-cell>
          <table:table-cell office:value-type="float" office:value="0.7909" calcext:value-type="float">
            <text:p>0.7909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9.6973" calcext:value-type="float">
            <text:p>9.6973</text:p>
          </table:table-cell>
          <table:table-cell office:value-type="float" office:value="54.4455" calcext:value-type="float">
            <text:p>54.4455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0.7179" calcext:value-type="float">
            <text:p>10.7179</text:p>
          </table:table-cell>
          <table:table-cell office:value-type="float" office:value="2.1078" calcext:value-type="float">
            <text:p>2.1078</text:p>
          </table:table-cell>
          <table:table-cell office:value-type="float" office:value="2.7303" calcext:value-type="float">
            <text:p>2.7303</text:p>
          </table:table-cell>
          <table:table-cell office:value-type="float" office:value="1.7258" calcext:value-type="float">
            <text:p>1.7258</text:p>
          </table:table-cell>
          <table:table-cell office:value-type="float" office:value="2.6876" calcext:value-type="float">
            <text:p>2.6876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9676" calcext:value-type="float">
            <text:p>0.9676</text:p>
          </table:table-cell>
          <table:table-cell office:value-type="float" office:value="0.7909" calcext:value-type="float">
            <text:p>0.7909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9.2355" calcext:value-type="float">
            <text:p>9.2355</text:p>
          </table:table-cell>
          <table:table-cell office:value-type="float" office:value="54.4455" calcext:value-type="float">
            <text:p>54.4455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0.7179" calcext:value-type="float">
            <text:p>10.7179</text:p>
          </table:table-cell>
          <table:table-cell office:value-type="float" office:value="2.1078" calcext:value-type="float">
            <text:p>2.1078</text:p>
          </table:table-cell>
          <table:table-cell office:value-type="float" office:value="2.7303" calcext:value-type="float">
            <text:p>2.7303</text:p>
          </table:table-cell>
          <table:table-cell office:value-type="float" office:value="1.7258" calcext:value-type="float">
            <text:p>1.7258</text:p>
          </table:table-cell>
          <table:table-cell office:value-type="float" office:value="2.6876" calcext:value-type="float">
            <text:p>2.6876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9676" calcext:value-type="float">
            <text:p>0.9676</text:p>
          </table:table-cell>
          <table:table-cell office:value-type="float" office:value="0.7909" calcext:value-type="float">
            <text:p>0.7909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9.2355" calcext:value-type="float">
            <text:p>9.2355</text:p>
          </table:table-cell>
          <table:table-cell office:value-type="float" office:value="54.4455" calcext:value-type="float">
            <text:p>54.4455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0.7179" calcext:value-type="float">
            <text:p>10.7179</text:p>
          </table:table-cell>
          <table:table-cell office:value-type="float" office:value="2.1078" calcext:value-type="float">
            <text:p>2.1078</text:p>
          </table:table-cell>
          <table:table-cell office:value-type="float" office:value="2.7303" calcext:value-type="float">
            <text:p>2.7303</text:p>
          </table:table-cell>
          <table:table-cell office:value-type="float" office:value="1.7258" calcext:value-type="float">
            <text:p>1.7258</text:p>
          </table:table-cell>
          <table:table-cell office:value-type="float" office:value="2.6876" calcext:value-type="float">
            <text:p>2.6876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9676" calcext:value-type="float">
            <text:p>0.9676</text:p>
          </table:table-cell>
          <table:table-cell office:value-type="float" office:value="0.7909" calcext:value-type="float">
            <text:p>0.7909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9.2355" calcext:value-type="float">
            <text:p>9.2355</text:p>
          </table:table-cell>
          <table:table-cell office:value-type="float" office:value="53.2356" calcext:value-type="float">
            <text:p>53.2356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0.7179" calcext:value-type="float">
            <text:p>10.7179</text:p>
          </table:table-cell>
          <table:table-cell office:value-type="float" office:value="2.1078" calcext:value-type="float">
            <text:p>2.1078</text:p>
          </table:table-cell>
          <table:table-cell office:value-type="float" office:value="2.7303" calcext:value-type="float">
            <text:p>2.7303</text:p>
          </table:table-cell>
          <table:table-cell office:value-type="float" office:value="1.7258" calcext:value-type="float">
            <text:p>1.7258</text:p>
          </table:table-cell>
          <table:table-cell office:value-type="float" office:value="2.6876" calcext:value-type="float">
            <text:p>2.6876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9676" calcext:value-type="float">
            <text:p>0.9676</text:p>
          </table:table-cell>
          <table:table-cell office:value-type="float" office:value="0.7909" calcext:value-type="float">
            <text:p>0.7909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9.2355" calcext:value-type="float">
            <text:p>9.2355</text:p>
          </table:table-cell>
          <table:table-cell office:value-type="float" office:value="53.2356" calcext:value-type="float">
            <text:p>53.2356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0.7179" calcext:value-type="float">
            <text:p>10.7179</text:p>
          </table:table-cell>
          <table:table-cell office:value-type="float" office:value="2.1078" calcext:value-type="float">
            <text:p>2.1078</text:p>
          </table:table-cell>
          <table:table-cell office:value-type="float" office:value="2.7303" calcext:value-type="float">
            <text:p>2.7303</text:p>
          </table:table-cell>
          <table:table-cell office:value-type="float" office:value="1.7258" calcext:value-type="float">
            <text:p>1.7258</text:p>
          </table:table-cell>
          <table:table-cell office:value-type="float" office:value="2.6876" calcext:value-type="float">
            <text:p>2.6876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9676" calcext:value-type="float">
            <text:p>0.9676</text:p>
          </table:table-cell>
          <table:table-cell office:value-type="float" office:value="0.7909" calcext:value-type="float">
            <text:p>0.7909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9.6973" calcext:value-type="float">
            <text:p>9.6973</text:p>
          </table:table-cell>
          <table:table-cell office:value-type="float" office:value="53.2356" calcext:value-type="float">
            <text:p>53.2356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0.7179" calcext:value-type="float">
            <text:p>10.7179</text:p>
          </table:table-cell>
          <table:table-cell office:value-type="float" office:value="2.1078" calcext:value-type="float">
            <text:p>2.1078</text:p>
          </table:table-cell>
          <table:table-cell office:value-type="float" office:value="2.7303" calcext:value-type="float">
            <text:p>2.7303</text:p>
          </table:table-cell>
          <table:table-cell office:value-type="float" office:value="1.7258" calcext:value-type="float">
            <text:p>1.7258</text:p>
          </table:table-cell>
          <table:table-cell office:value-type="float" office:value="2.6876" calcext:value-type="float">
            <text:p>2.6876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9676" calcext:value-type="float">
            <text:p>0.9676</text:p>
          </table:table-cell>
          <table:table-cell office:value-type="float" office:value="0.7909" calcext:value-type="float">
            <text:p>0.7909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9.6973" calcext:value-type="float">
            <text:p>9.6973</text:p>
          </table:table-cell>
          <table:table-cell office:value-type="float" office:value="54.4455" calcext:value-type="float">
            <text:p>54.4455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0.7179" calcext:value-type="float">
            <text:p>10.7179</text:p>
          </table:table-cell>
          <table:table-cell office:value-type="float" office:value="2.1078" calcext:value-type="float">
            <text:p>2.1078</text:p>
          </table:table-cell>
          <table:table-cell office:value-type="float" office:value="2.7303" calcext:value-type="float">
            <text:p>2.7303</text:p>
          </table:table-cell>
          <table:table-cell office:value-type="float" office:value="1.7258" calcext:value-type="float">
            <text:p>1.7258</text:p>
          </table:table-cell>
          <table:table-cell office:value-type="float" office:value="2.6876" calcext:value-type="float">
            <text:p>2.6876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9676" calcext:value-type="float">
            <text:p>0.9676</text:p>
          </table:table-cell>
          <table:table-cell office:value-type="float" office:value="0.7909" calcext:value-type="float">
            <text:p>0.7909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9.6973" calcext:value-type="float">
            <text:p>9.6973</text:p>
          </table:table-cell>
          <table:table-cell office:value-type="float" office:value="54.4455" calcext:value-type="float">
            <text:p>54.4455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0.7179" calcext:value-type="float">
            <text:p>10.7179</text:p>
          </table:table-cell>
          <table:table-cell office:value-type="float" office:value="2.1078" calcext:value-type="float">
            <text:p>2.1078</text:p>
          </table:table-cell>
          <table:table-cell office:value-type="float" office:value="2.7303" calcext:value-type="float">
            <text:p>2.7303</text:p>
          </table:table-cell>
          <table:table-cell office:value-type="float" office:value="1.7258" calcext:value-type="float">
            <text:p>1.7258</text:p>
          </table:table-cell>
          <table:table-cell office:value-type="float" office:value="2.6876" calcext:value-type="float">
            <text:p>2.6876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3.6343" calcext:value-type="float">
            <text:p>13.6343</text:p>
          </table:table-cell>
          <table:table-cell office:value-type="float" office:value="75.6906" calcext:value-type="float">
            <text:p>75.6906</text:p>
          </table:table-cell>
          <table:table-cell office:value-type="float" office:value="29.9943" calcext:value-type="float">
            <text:p>29.9943</text:p>
          </table:table-cell>
          <table:table-cell office:value-type="float" office:value="13.4456" calcext:value-type="float">
            <text:p>13.4456</text:p>
          </table:table-cell>
          <table:table-cell office:value-type="float" office:value="11.3846" calcext:value-type="float">
            <text:p>11.3846</text:p>
          </table:table-cell>
          <table:table-cell office:value-type="float" office:value="3.0711" calcext:value-type="float">
            <text:p>3.0711</text:p>
          </table:table-cell>
          <table:table-cell office:value-type="float" office:value="1.3853" calcext:value-type="float">
            <text:p>1.3853</text:p>
          </table:table-cell>
          <table:table-cell office:value-type="float" office:value="6.0495" calcext:value-type="float">
            <text:p>6.0495</text:p>
          </table:table-cell>
          <table:table-cell office:value-type="float" office:value="1.1393" calcext:value-type="float">
            <text:p>1.1393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3.6343" calcext:value-type="float">
            <text:p>13.6343</text:p>
          </table:table-cell>
          <table:table-cell office:value-type="float" office:value="74.8105" calcext:value-type="float">
            <text:p>74.8105</text:p>
          </table:table-cell>
          <table:table-cell office:value-type="float" office:value="29.9943" calcext:value-type="float">
            <text:p>29.9943</text:p>
          </table:table-cell>
          <table:table-cell office:value-type="float" office:value="13.4456" calcext:value-type="float">
            <text:p>13.4456</text:p>
          </table:table-cell>
          <table:table-cell office:value-type="float" office:value="11.3846" calcext:value-type="float">
            <text:p>11.3846</text:p>
          </table:table-cell>
          <table:table-cell office:value-type="float" office:value="3.0711" calcext:value-type="float">
            <text:p>3.0711</text:p>
          </table:table-cell>
          <table:table-cell office:value-type="float" office:value="1.3853" calcext:value-type="float">
            <text:p>1.3853</text:p>
          </table:table-cell>
          <table:table-cell office:value-type="float" office:value="4.8396" calcext:value-type="float">
            <text:p>4.8396</text:p>
          </table:table-cell>
          <table:table-cell office:value-type="float" office:value="1.1393" calcext:value-type="float">
            <text:p>1.1393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3.6343" calcext:value-type="float">
            <text:p>13.6343</text:p>
          </table:table-cell>
          <table:table-cell office:value-type="float" office:value="74.8105" calcext:value-type="float">
            <text:p>74.8105</text:p>
          </table:table-cell>
          <table:table-cell office:value-type="float" office:value="29.9943" calcext:value-type="float">
            <text:p>29.9943</text:p>
          </table:table-cell>
          <table:table-cell office:value-type="float" office:value="13.4456" calcext:value-type="float">
            <text:p>13.4456</text:p>
          </table:table-cell>
          <table:table-cell office:value-type="float" office:value="11.3846" calcext:value-type="float">
            <text:p>11.3846</text:p>
          </table:table-cell>
          <table:table-cell office:value-type="float" office:value="3.0711" calcext:value-type="float">
            <text:p>3.0711</text:p>
          </table:table-cell>
          <table:table-cell office:value-type="float" office:value="1.3853" calcext:value-type="float">
            <text:p>1.3853</text:p>
          </table:table-cell>
          <table:table-cell office:value-type="float" office:value="4.8396" calcext:value-type="float">
            <text:p>4.8396</text:p>
          </table:table-cell>
          <table:table-cell office:value-type="float" office:value="1.1393" calcext:value-type="float">
            <text:p>1.1393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0.9285" calcext:value-type="float">
            <text:p>0.9285</text:p>
          </table:table-cell>
          <table:table-cell office:value-type="float" office:value="13.6343" calcext:value-type="float">
            <text:p>13.6343</text:p>
          </table:table-cell>
          <table:table-cell office:value-type="float" office:value="76.5707" calcext:value-type="float">
            <text:p>76.5707</text:p>
          </table:table-cell>
          <table:table-cell office:value-type="float" office:value="29.9943" calcext:value-type="float">
            <text:p>29.9943</text:p>
          </table:table-cell>
          <table:table-cell office:value-type="float" office:value="13.4456" calcext:value-type="float">
            <text:p>13.4456</text:p>
          </table:table-cell>
          <table:table-cell office:value-type="float" office:value="11.3846" calcext:value-type="float">
            <text:p>11.3846</text:p>
          </table:table-cell>
          <table:table-cell office:value-type="float" office:value="3.0711" calcext:value-type="float">
            <text:p>3.0711</text:p>
          </table:table-cell>
          <table:table-cell office:value-type="float" office:value="1.3853" calcext:value-type="float">
            <text:p>1.3853</text:p>
          </table:table-cell>
          <table:table-cell office:value-type="float" office:value="6.0495" calcext:value-type="float">
            <text:p>6.0495</text:p>
          </table:table-cell>
          <table:table-cell office:value-type="float" office:value="1.1393" calcext:value-type="float">
            <text:p>1.1393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3.6343" calcext:value-type="float">
            <text:p>13.6343</text:p>
          </table:table-cell>
          <table:table-cell office:value-type="float" office:value="75.6906" calcext:value-type="float">
            <text:p>75.6906</text:p>
          </table:table-cell>
          <table:table-cell office:value-type="float" office:value="29.9943" calcext:value-type="float">
            <text:p>29.9943</text:p>
          </table:table-cell>
          <table:table-cell office:value-type="float" office:value="13.4456" calcext:value-type="float">
            <text:p>13.4456</text:p>
          </table:table-cell>
          <table:table-cell office:value-type="float" office:value="11.3846" calcext:value-type="float">
            <text:p>11.3846</text:p>
          </table:table-cell>
          <table:table-cell office:value-type="float" office:value="3.0711" calcext:value-type="float">
            <text:p>3.0711</text:p>
          </table:table-cell>
          <table:table-cell office:value-type="float" office:value="1.3853" calcext:value-type="float">
            <text:p>1.3853</text:p>
          </table:table-cell>
          <table:table-cell office:value-type="float" office:value="6.0495" calcext:value-type="float">
            <text:p>6.0495</text:p>
          </table:table-cell>
          <table:table-cell office:value-type="float" office:value="1.1393" calcext:value-type="float">
            <text:p>1.1393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3.6343" calcext:value-type="float">
            <text:p>13.6343</text:p>
          </table:table-cell>
          <table:table-cell office:value-type="float" office:value="75.6906" calcext:value-type="float">
            <text:p>75.6906</text:p>
          </table:table-cell>
          <table:table-cell office:value-type="float" office:value="29.9943" calcext:value-type="float">
            <text:p>29.9943</text:p>
          </table:table-cell>
          <table:table-cell office:value-type="float" office:value="13.4456" calcext:value-type="float">
            <text:p>13.4456</text:p>
          </table:table-cell>
          <table:table-cell office:value-type="float" office:value="11.3846" calcext:value-type="float">
            <text:p>11.3846</text:p>
          </table:table-cell>
          <table:table-cell office:value-type="float" office:value="3.0711" calcext:value-type="float">
            <text:p>3.0711</text:p>
          </table:table-cell>
          <table:table-cell office:value-type="float" office:value="1.3853" calcext:value-type="float">
            <text:p>1.3853</text:p>
          </table:table-cell>
          <table:table-cell office:value-type="float" office:value="4.8396" calcext:value-type="float">
            <text:p>4.8396</text:p>
          </table:table-cell>
          <table:table-cell office:value-type="float" office:value="1.1393" calcext:value-type="float">
            <text:p>1.1393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3.6343" calcext:value-type="float">
            <text:p>13.6343</text:p>
          </table:table-cell>
          <table:table-cell office:value-type="float" office:value="76.5707" calcext:value-type="float">
            <text:p>76.5707</text:p>
          </table:table-cell>
          <table:table-cell office:value-type="float" office:value="29.9943" calcext:value-type="float">
            <text:p>29.9943</text:p>
          </table:table-cell>
          <table:table-cell office:value-type="float" office:value="13.4456" calcext:value-type="float">
            <text:p>13.4456</text:p>
          </table:table-cell>
          <table:table-cell office:value-type="float" office:value="11.3846" calcext:value-type="float">
            <text:p>11.3846</text:p>
          </table:table-cell>
          <table:table-cell office:value-type="float" office:value="3.0711" calcext:value-type="float">
            <text:p>3.0711</text:p>
          </table:table-cell>
          <table:table-cell office:value-type="float" office:value="1.3853" calcext:value-type="float">
            <text:p>1.3853</text:p>
          </table:table-cell>
          <table:table-cell office:value-type="float" office:value="4.8396" calcext:value-type="float">
            <text:p>4.8396</text:p>
          </table:table-cell>
          <table:table-cell office:value-type="float" office:value="1.1393" calcext:value-type="float">
            <text:p>1.1393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3.6343" calcext:value-type="float">
            <text:p>13.6343</text:p>
          </table:table-cell>
          <table:table-cell office:value-type="float" office:value="76.5707" calcext:value-type="float">
            <text:p>76.5707</text:p>
          </table:table-cell>
          <table:table-cell office:value-type="float" office:value="29.9943" calcext:value-type="float">
            <text:p>29.9943</text:p>
          </table:table-cell>
          <table:table-cell office:value-type="float" office:value="13.4456" calcext:value-type="float">
            <text:p>13.4456</text:p>
          </table:table-cell>
          <table:table-cell office:value-type="float" office:value="11.3846" calcext:value-type="float">
            <text:p>11.3846</text:p>
          </table:table-cell>
          <table:table-cell office:value-type="float" office:value="3.0711" calcext:value-type="float">
            <text:p>3.0711</text:p>
          </table:table-cell>
          <table:table-cell office:value-type="float" office:value="1.3853" calcext:value-type="float">
            <text:p>1.3853</text:p>
          </table:table-cell>
          <table:table-cell office:value-type="float" office:value="4.8396" calcext:value-type="float">
            <text:p>4.8396</text:p>
          </table:table-cell>
          <table:table-cell office:value-type="float" office:value="1.1393" calcext:value-type="float">
            <text:p>1.1393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3.6343" calcext:value-type="float">
            <text:p>13.6343</text:p>
          </table:table-cell>
          <table:table-cell office:value-type="float" office:value="76.5707" calcext:value-type="float">
            <text:p>76.5707</text:p>
          </table:table-cell>
          <table:table-cell office:value-type="float" office:value="29.9943" calcext:value-type="float">
            <text:p>29.9943</text:p>
          </table:table-cell>
          <table:table-cell office:value-type="float" office:value="13.4456" calcext:value-type="float">
            <text:p>13.4456</text:p>
          </table:table-cell>
          <table:table-cell office:value-type="float" office:value="11.3846" calcext:value-type="float">
            <text:p>11.3846</text:p>
          </table:table-cell>
          <table:table-cell office:value-type="float" office:value="3.0711" calcext:value-type="float">
            <text:p>3.0711</text:p>
          </table:table-cell>
          <table:table-cell office:value-type="float" office:value="1.3853" calcext:value-type="float">
            <text:p>1.3853</text:p>
          </table:table-cell>
          <table:table-cell office:value-type="float" office:value="4.8396" calcext:value-type="float">
            <text:p>4.8396</text:p>
          </table:table-cell>
          <table:table-cell office:value-type="float" office:value="1.1393" calcext:value-type="float">
            <text:p>1.1393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3.6343" calcext:value-type="float">
            <text:p>13.6343</text:p>
          </table:table-cell>
          <table:table-cell office:value-type="float" office:value="76.5707" calcext:value-type="float">
            <text:p>76.5707</text:p>
          </table:table-cell>
          <table:table-cell office:value-type="float" office:value="29.9943" calcext:value-type="float">
            <text:p>29.9943</text:p>
          </table:table-cell>
          <table:table-cell office:value-type="float" office:value="13.4456" calcext:value-type="float">
            <text:p>13.4456</text:p>
          </table:table-cell>
          <table:table-cell office:value-type="float" office:value="11.3846" calcext:value-type="float">
            <text:p>11.3846</text:p>
          </table:table-cell>
          <table:table-cell office:value-type="float" office:value="3.0711" calcext:value-type="float">
            <text:p>3.0711</text:p>
          </table:table-cell>
          <table:table-cell office:value-type="float" office:value="1.3853" calcext:value-type="float">
            <text:p>1.3853</text:p>
          </table:table-cell>
          <table:table-cell office:value-type="float" office:value="4.8396" calcext:value-type="float">
            <text:p>4.8396</text:p>
          </table:table-cell>
          <table:table-cell office:value-type="float" office:value="1.1393" calcext:value-type="float">
            <text:p>1.1393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3.6343" calcext:value-type="float">
            <text:p>13.6343</text:p>
          </table:table-cell>
          <table:table-cell office:value-type="float" office:value="75.6906" calcext:value-type="float">
            <text:p>75.6906</text:p>
          </table:table-cell>
          <table:table-cell office:value-type="float" office:value="29.9943" calcext:value-type="float">
            <text:p>29.9943</text:p>
          </table:table-cell>
          <table:table-cell office:value-type="float" office:value="13.4456" calcext:value-type="float">
            <text:p>13.4456</text:p>
          </table:table-cell>
          <table:table-cell office:value-type="float" office:value="11.3846" calcext:value-type="float">
            <text:p>11.3846</text:p>
          </table:table-cell>
          <table:table-cell office:value-type="float" office:value="3.0711" calcext:value-type="float">
            <text:p>3.0711</text:p>
          </table:table-cell>
          <table:table-cell office:value-type="float" office:value="1.3853" calcext:value-type="float">
            <text:p>1.3853</text:p>
          </table:table-cell>
          <table:table-cell office:value-type="float" office:value="4.8396" calcext:value-type="float">
            <text:p>4.8396</text:p>
          </table:table-cell>
          <table:table-cell office:value-type="float" office:value="1.1393" calcext:value-type="float">
            <text:p>1.1393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4.6081" calcext:value-type="float">
            <text:p>14.6081</text:p>
          </table:table-cell>
          <table:table-cell office:value-type="float" office:value="74.8105" calcext:value-type="float">
            <text:p>74.8105</text:p>
          </table:table-cell>
          <table:table-cell office:value-type="float" office:value="29.9943" calcext:value-type="float">
            <text:p>29.9943</text:p>
          </table:table-cell>
          <table:table-cell office:value-type="float" office:value="13.4456" calcext:value-type="float">
            <text:p>13.4456</text:p>
          </table:table-cell>
          <table:table-cell office:value-type="float" office:value="11.3846" calcext:value-type="float">
            <text:p>11.3846</text:p>
          </table:table-cell>
          <table:table-cell office:value-type="float" office:value="3.0711" calcext:value-type="float">
            <text:p>3.0711</text:p>
          </table:table-cell>
          <table:table-cell office:value-type="float" office:value="1.3853" calcext:value-type="float">
            <text:p>1.3853</text:p>
          </table:table-cell>
          <table:table-cell office:value-type="float" office:value="6.0495" calcext:value-type="float">
            <text:p>6.0495</text:p>
          </table:table-cell>
          <table:table-cell office:value-type="float" office:value="1.1393" calcext:value-type="float">
            <text:p>1.1393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1.8569" calcext:value-type="float">
            <text:p>1.8569</text:p>
          </table:table-cell>
          <table:table-cell office:value-type="float" office:value="15.582" calcext:value-type="float">
            <text:p>15.582</text:p>
          </table:table-cell>
          <table:table-cell office:value-type="float" office:value="77.4509" calcext:value-type="float">
            <text:p>77.4509</text:p>
          </table:table-cell>
          <table:table-cell office:value-type="float" office:value="40.6375" calcext:value-type="float">
            <text:p>40.6375</text:p>
          </table:table-cell>
          <table:table-cell office:value-type="float" office:value="28.473" calcext:value-type="float">
            <text:p>28.473</text:p>
          </table:table-cell>
          <table:table-cell office:value-type="float" office:value="44.1154" calcext:value-type="float">
            <text:p>44.1154</text:p>
          </table:table-cell>
          <table:table-cell office:value-type="float" office:value="29.1758" calcext:value-type="float">
            <text:p>29.1758</text:p>
          </table:table-cell>
          <table:table-cell office:value-type="float" office:value="26.783" calcext:value-type="float">
            <text:p>26.783</text:p>
          </table:table-cell>
          <table:table-cell office:value-type="float" office:value="58.0752" calcext:value-type="float">
            <text:p>58.0752</text:p>
          </table:table-cell>
          <table:table-cell office:value-type="float" office:value="9.8741" calcext:value-type="float">
            <text:p>9.8741</text:p>
          </table:table-cell>
          <table:table-cell office:value-type="float" office:value="10.7179" calcext:value-type="float">
            <text:p>10.7179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</table:table-row>
        <table:table-row table:style-name="ro1">
          <table:table-cell/>
          <table:table-cell office:value-type="float" office:value="1.8569" calcext:value-type="float">
            <text:p>1.8569</text:p>
          </table:table-cell>
          <table:table-cell office:value-type="float" office:value="15.582" calcext:value-type="float">
            <text:p>15.582</text:p>
          </table:table-cell>
          <table:table-cell office:value-type="float" office:value="76.5707" calcext:value-type="float">
            <text:p>76.5707</text:p>
          </table:table-cell>
          <table:table-cell office:value-type="float" office:value="40.6375" calcext:value-type="float">
            <text:p>40.6375</text:p>
          </table:table-cell>
          <table:table-cell office:value-type="float" office:value="28.473" calcext:value-type="float">
            <text:p>28.473</text:p>
          </table:table-cell>
          <table:table-cell office:value-type="float" office:value="43.4039" calcext:value-type="float">
            <text:p>43.4039</text:p>
          </table:table-cell>
          <table:table-cell office:value-type="float" office:value="28.664" calcext:value-type="float">
            <text:p>28.664</text:p>
          </table:table-cell>
          <table:table-cell office:value-type="float" office:value="26.783" calcext:value-type="float">
            <text:p>26.783</text:p>
          </table:table-cell>
          <table:table-cell office:value-type="float" office:value="56.8653" calcext:value-type="float">
            <text:p>56.8653</text:p>
          </table:table-cell>
          <table:table-cell office:value-type="float" office:value="9.8741" calcext:value-type="float">
            <text:p>9.8741</text:p>
          </table:table-cell>
          <table:table-cell office:value-type="float" office:value="10.7179" calcext:value-type="float">
            <text:p>10.7179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</table:table-row>
        <table:table-row table:style-name="ro1">
          <table:table-cell/>
          <table:table-cell office:value-type="float" office:value="1.8569" calcext:value-type="float">
            <text:p>1.8569</text:p>
          </table:table-cell>
          <table:table-cell office:value-type="float" office:value="15.582" calcext:value-type="float">
            <text:p>15.582</text:p>
          </table:table-cell>
          <table:table-cell office:value-type="float" office:value="76.5707" calcext:value-type="float">
            <text:p>76.5707</text:p>
          </table:table-cell>
          <table:table-cell office:value-type="float" office:value="40.6375" calcext:value-type="float">
            <text:p>40.6375</text:p>
          </table:table-cell>
          <table:table-cell office:value-type="float" office:value="28.473" calcext:value-type="float">
            <text:p>28.473</text:p>
          </table:table-cell>
          <table:table-cell office:value-type="float" office:value="43.4039" calcext:value-type="float">
            <text:p>43.4039</text:p>
          </table:table-cell>
          <table:table-cell office:value-type="float" office:value="28.664" calcext:value-type="float">
            <text:p>28.664</text:p>
          </table:table-cell>
          <table:table-cell office:value-type="float" office:value="26.783" calcext:value-type="float">
            <text:p>26.783</text:p>
          </table:table-cell>
          <table:table-cell office:value-type="float" office:value="56.8653" calcext:value-type="float">
            <text:p>56.8653</text:p>
          </table:table-cell>
          <table:table-cell office:value-type="float" office:value="9.8741" calcext:value-type="float">
            <text:p>9.8741</text:p>
          </table:table-cell>
          <table:table-cell office:value-type="float" office:value="10.7179" calcext:value-type="float">
            <text:p>10.7179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</table:table-row>
        <table:table-row table:style-name="ro1">
          <table:table-cell/>
          <table:table-cell office:value-type="float" office:value="1.8569" calcext:value-type="float">
            <text:p>1.8569</text:p>
          </table:table-cell>
          <table:table-cell office:value-type="float" office:value="15.582" calcext:value-type="float">
            <text:p>15.582</text:p>
          </table:table-cell>
          <table:table-cell office:value-type="float" office:value="76.5707" calcext:value-type="float">
            <text:p>76.5707</text:p>
          </table:table-cell>
          <table:table-cell office:value-type="float" office:value="40.6375" calcext:value-type="float">
            <text:p>40.6375</text:p>
          </table:table-cell>
          <table:table-cell office:value-type="float" office:value="28.473" calcext:value-type="float">
            <text:p>28.473</text:p>
          </table:table-cell>
          <table:table-cell office:value-type="float" office:value="43.4039" calcext:value-type="float">
            <text:p>43.4039</text:p>
          </table:table-cell>
          <table:table-cell office:value-type="float" office:value="28.664" calcext:value-type="float">
            <text:p>28.664</text:p>
          </table:table-cell>
          <table:table-cell office:value-type="float" office:value="26.783" calcext:value-type="float">
            <text:p>26.783</text:p>
          </table:table-cell>
          <table:table-cell office:value-type="float" office:value="55.6554" calcext:value-type="float">
            <text:p>55.6554</text:p>
          </table:table-cell>
          <table:table-cell office:value-type="float" office:value="9.8741" calcext:value-type="float">
            <text:p>9.8741</text:p>
          </table:table-cell>
          <table:table-cell office:value-type="float" office:value="10.7179" calcext:value-type="float">
            <text:p>10.7179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1.8569" calcext:value-type="float">
            <text:p>1.8569</text:p>
          </table:table-cell>
          <table:table-cell office:value-type="float" office:value="15.582" calcext:value-type="float">
            <text:p>15.582</text:p>
          </table:table-cell>
          <table:table-cell office:value-type="float" office:value="76.5707" calcext:value-type="float">
            <text:p>76.5707</text:p>
          </table:table-cell>
          <table:table-cell office:value-type="float" office:value="40.6375" calcext:value-type="float">
            <text:p>40.6375</text:p>
          </table:table-cell>
          <table:table-cell office:value-type="float" office:value="28.473" calcext:value-type="float">
            <text:p>28.473</text:p>
          </table:table-cell>
          <table:table-cell office:value-type="float" office:value="43.4039" calcext:value-type="float">
            <text:p>43.4039</text:p>
          </table:table-cell>
          <table:table-cell office:value-type="float" office:value="28.664" calcext:value-type="float">
            <text:p>28.664</text:p>
          </table:table-cell>
          <table:table-cell office:value-type="float" office:value="26.783" calcext:value-type="float">
            <text:p>26.783</text:p>
          </table:table-cell>
          <table:table-cell office:value-type="float" office:value="55.6554" calcext:value-type="float">
            <text:p>55.6554</text:p>
          </table:table-cell>
          <table:table-cell office:value-type="float" office:value="9.8741" calcext:value-type="float">
            <text:p>9.8741</text:p>
          </table:table-cell>
          <table:table-cell office:value-type="float" office:value="10.7179" calcext:value-type="float">
            <text:p>10.7179</text:p>
          </table:table-cell>
          <table:table-cell office:value-type="float" office:value="2.4591" calcext:value-type="float">
            <text:p>2.4591</text:p>
          </table:table-cell>
          <table:table-cell office:value-type="float" office:value="2.7303" calcext:value-type="float">
            <text:p>2.7303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</table:table-row>
        <table:table-row table:style-name="ro1">
          <table:table-cell/>
          <table:table-cell office:value-type="float" office:value="1.8569" calcext:value-type="float">
            <text:p>1.8569</text:p>
          </table:table-cell>
          <table:table-cell office:value-type="float" office:value="15.582" calcext:value-type="float">
            <text:p>15.582</text:p>
          </table:table-cell>
          <table:table-cell office:value-type="float" office:value="76.5707" calcext:value-type="float">
            <text:p>76.5707</text:p>
          </table:table-cell>
          <table:table-cell office:value-type="float" office:value="40.6375" calcext:value-type="float">
            <text:p>40.6375</text:p>
          </table:table-cell>
          <table:table-cell office:value-type="float" office:value="28.473" calcext:value-type="float">
            <text:p>28.473</text:p>
          </table:table-cell>
          <table:table-cell office:value-type="float" office:value="43.4039" calcext:value-type="float">
            <text:p>43.4039</text:p>
          </table:table-cell>
          <table:table-cell office:value-type="float" office:value="28.664" calcext:value-type="float">
            <text:p>28.664</text:p>
          </table:table-cell>
          <table:table-cell office:value-type="float" office:value="26.783" calcext:value-type="float">
            <text:p>26.783</text:p>
          </table:table-cell>
          <table:table-cell office:value-type="float" office:value="55.6554" calcext:value-type="float">
            <text:p>55.6554</text:p>
          </table:table-cell>
          <table:table-cell office:value-type="float" office:value="9.8741" calcext:value-type="float">
            <text:p>9.8741</text:p>
          </table:table-cell>
          <table:table-cell office:value-type="float" office:value="10.7179" calcext:value-type="float">
            <text:p>10.7179</text:p>
          </table:table-cell>
          <table:table-cell office:value-type="float" office:value="2.4591" calcext:value-type="float">
            <text:p>2.4591</text:p>
          </table:table-cell>
          <table:table-cell office:value-type="float" office:value="2.7303" calcext:value-type="float">
            <text:p>2.7303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</table:table-row>
        <table:table-row table:style-name="ro1">
          <table:table-cell/>
          <table:table-cell office:value-type="float" office:value="1.8569" calcext:value-type="float">
            <text:p>1.8569</text:p>
          </table:table-cell>
          <table:table-cell office:value-type="float" office:value="15.582" calcext:value-type="float">
            <text:p>15.582</text:p>
          </table:table-cell>
          <table:table-cell office:value-type="float" office:value="75.6906" calcext:value-type="float">
            <text:p>75.6906</text:p>
          </table:table-cell>
          <table:table-cell office:value-type="float" office:value="40.6375" calcext:value-type="float">
            <text:p>40.6375</text:p>
          </table:table-cell>
          <table:table-cell office:value-type="float" office:value="28.473" calcext:value-type="float">
            <text:p>28.473</text:p>
          </table:table-cell>
          <table:table-cell office:value-type="float" office:value="43.4039" calcext:value-type="float">
            <text:p>43.4039</text:p>
          </table:table-cell>
          <table:table-cell office:value-type="float" office:value="28.664" calcext:value-type="float">
            <text:p>28.664</text:p>
          </table:table-cell>
          <table:table-cell office:value-type="float" office:value="26.783" calcext:value-type="float">
            <text:p>26.783</text:p>
          </table:table-cell>
          <table:table-cell office:value-type="float" office:value="55.6554" calcext:value-type="float">
            <text:p>55.6554</text:p>
          </table:table-cell>
          <table:table-cell office:value-type="float" office:value="9.8741" calcext:value-type="float">
            <text:p>9.8741</text:p>
          </table:table-cell>
          <table:table-cell office:value-type="float" office:value="10.7179" calcext:value-type="float">
            <text:p>10.7179</text:p>
          </table:table-cell>
          <table:table-cell office:value-type="float" office:value="2.4591" calcext:value-type="float">
            <text:p>2.4591</text:p>
          </table:table-cell>
          <table:table-cell office:value-type="float" office:value="2.7303" calcext:value-type="float">
            <text:p>2.7303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</table:table-row>
        <table:table-row table:style-name="ro1">
          <table:table-cell/>
          <table:table-cell office:value-type="float" office:value="1.8569" calcext:value-type="float">
            <text:p>1.8569</text:p>
          </table:table-cell>
          <table:table-cell office:value-type="float" office:value="15.582" calcext:value-type="float">
            <text:p>15.582</text:p>
          </table:table-cell>
          <table:table-cell office:value-type="float" office:value="75.6906" calcext:value-type="float">
            <text:p>75.6906</text:p>
          </table:table-cell>
          <table:table-cell office:value-type="float" office:value="40.6375" calcext:value-type="float">
            <text:p>40.6375</text:p>
          </table:table-cell>
          <table:table-cell office:value-type="float" office:value="28.473" calcext:value-type="float">
            <text:p>28.473</text:p>
          </table:table-cell>
          <table:table-cell office:value-type="float" office:value="43.4039" calcext:value-type="float">
            <text:p>43.4039</text:p>
          </table:table-cell>
          <table:table-cell office:value-type="float" office:value="28.664" calcext:value-type="float">
            <text:p>28.664</text:p>
          </table:table-cell>
          <table:table-cell office:value-type="float" office:value="26.3212" calcext:value-type="float">
            <text:p>26.3212</text:p>
          </table:table-cell>
          <table:table-cell office:value-type="float" office:value="55.6554" calcext:value-type="float">
            <text:p>55.6554</text:p>
          </table:table-cell>
          <table:table-cell office:value-type="float" office:value="9.8741" calcext:value-type="float">
            <text:p>9.8741</text:p>
          </table:table-cell>
          <table:table-cell office:value-type="float" office:value="10.7179" calcext:value-type="float">
            <text:p>10.7179</text:p>
          </table:table-cell>
          <table:table-cell office:value-type="float" office:value="2.4591" calcext:value-type="float">
            <text:p>2.4591</text:p>
          </table:table-cell>
          <table:table-cell office:value-type="float" office:value="2.7303" calcext:value-type="float">
            <text:p>2.7303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</table:table-row>
        <table:table-row table:style-name="ro1">
          <table:table-cell/>
          <table:table-cell office:value-type="float" office:value="1.8569" calcext:value-type="float">
            <text:p>1.8569</text:p>
          </table:table-cell>
          <table:table-cell office:value-type="float" office:value="15.582" calcext:value-type="float">
            <text:p>15.582</text:p>
          </table:table-cell>
          <table:table-cell office:value-type="float" office:value="76.5707" calcext:value-type="float">
            <text:p>76.5707</text:p>
          </table:table-cell>
          <table:table-cell office:value-type="float" office:value="41.605" calcext:value-type="float">
            <text:p>41.605</text:p>
          </table:table-cell>
          <table:table-cell office:value-type="float" office:value="28.473" calcext:value-type="float">
            <text:p>28.473</text:p>
          </table:table-cell>
          <table:table-cell office:value-type="float" office:value="42.6923" calcext:value-type="float">
            <text:p>42.6923</text:p>
          </table:table-cell>
          <table:table-cell office:value-type="float" office:value="28.664" calcext:value-type="float">
            <text:p>28.664</text:p>
          </table:table-cell>
          <table:table-cell office:value-type="float" office:value="26.783" calcext:value-type="float">
            <text:p>26.783</text:p>
          </table:table-cell>
          <table:table-cell office:value-type="float" office:value="55.6554" calcext:value-type="float">
            <text:p>55.6554</text:p>
          </table:table-cell>
          <table:table-cell office:value-type="float" office:value="9.8741" calcext:value-type="float">
            <text:p>9.8741</text:p>
          </table:table-cell>
          <table:table-cell office:value-type="float" office:value="10.7179" calcext:value-type="float">
            <text:p>10.7179</text:p>
          </table:table-cell>
          <table:table-cell office:value-type="float" office:value="2.4591" calcext:value-type="float">
            <text:p>2.4591</text:p>
          </table:table-cell>
          <table:table-cell office:value-type="float" office:value="2.7303" calcext:value-type="float">
            <text:p>2.7303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</table:table-row>
        <table:table-row table:style-name="ro1">
          <table:table-cell/>
          <table:table-cell office:value-type="float" office:value="1.8569" calcext:value-type="float">
            <text:p>1.8569</text:p>
          </table:table-cell>
          <table:table-cell office:value-type="float" office:value="15.582" calcext:value-type="float">
            <text:p>15.582</text:p>
          </table:table-cell>
          <table:table-cell office:value-type="float" office:value="75.6906" calcext:value-type="float">
            <text:p>75.6906</text:p>
          </table:table-cell>
          <table:table-cell office:value-type="float" office:value="41.605" calcext:value-type="float">
            <text:p>41.605</text:p>
          </table:table-cell>
          <table:table-cell office:value-type="float" office:value="28.473" calcext:value-type="float">
            <text:p>28.473</text:p>
          </table:table-cell>
          <table:table-cell office:value-type="float" office:value="42.6923" calcext:value-type="float">
            <text:p>42.6923</text:p>
          </table:table-cell>
          <table:table-cell office:value-type="float" office:value="28.1521" calcext:value-type="float">
            <text:p>28.1521</text:p>
          </table:table-cell>
          <table:table-cell office:value-type="float" office:value="26.3212" calcext:value-type="float">
            <text:p>26.3212</text:p>
          </table:table-cell>
          <table:table-cell office:value-type="float" office:value="55.6554" calcext:value-type="float">
            <text:p>55.6554</text:p>
          </table:table-cell>
          <table:table-cell office:value-type="float" office:value="9.8741" calcext:value-type="float">
            <text:p>9.8741</text:p>
          </table:table-cell>
          <table:table-cell office:value-type="float" office:value="10.7179" calcext:value-type="float">
            <text:p>10.7179</text:p>
          </table:table-cell>
          <table:table-cell office:value-type="float" office:value="2.4591" calcext:value-type="float">
            <text:p>2.4591</text:p>
          </table:table-cell>
          <table:table-cell office:value-type="float" office:value="2.7303" calcext:value-type="float">
            <text:p>2.7303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9676" calcext:value-type="float">
            <text:p>0.9676</text:p>
          </table:table-cell>
          <table:table-cell office:value-type="float" office:value="0.7909" calcext:value-type="float">
            <text:p>0.7909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9.2355" calcext:value-type="float">
            <text:p>9.2355</text:p>
          </table:table-cell>
          <table:table-cell office:value-type="float" office:value="53.2356" calcext:value-type="float">
            <text:p>53.2356</text:p>
          </table:table-cell>
          <table:table-cell office:value-type="float" office:value="10.2539" calcext:value-type="float">
            <text:p>10.2539</text:p>
          </table:table-cell>
          <table:table-cell office:value-type="float" office:value="10.7179" calcext:value-type="float">
            <text:p>10.7179</text:p>
          </table:table-cell>
          <table:table-cell office:value-type="float" office:value="2.1078" calcext:value-type="float">
            <text:p>2.1078</text:p>
          </table:table-cell>
          <table:table-cell office:value-type="float" office:value="2.7303" calcext:value-type="float">
            <text:p>2.7303</text:p>
          </table:table-cell>
          <table:table-cell office:value-type="float" office:value="1.7258" calcext:value-type="float">
            <text:p>1.7258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9676" calcext:value-type="float">
            <text:p>0.9676</text:p>
          </table:table-cell>
          <table:table-cell office:value-type="float" office:value="0.7909" calcext:value-type="float">
            <text:p>0.7909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9.2355" calcext:value-type="float">
            <text:p>9.2355</text:p>
          </table:table-cell>
          <table:table-cell office:value-type="float" office:value="52.0257" calcext:value-type="float">
            <text:p>52.0257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0.7179" calcext:value-type="float">
            <text:p>10.7179</text:p>
          </table:table-cell>
          <table:table-cell office:value-type="float" office:value="2.1078" calcext:value-type="float">
            <text:p>2.1078</text:p>
          </table:table-cell>
          <table:table-cell office:value-type="float" office:value="2.7303" calcext:value-type="float">
            <text:p>2.7303</text:p>
          </table:table-cell>
          <table:table-cell office:value-type="float" office:value="1.7258" calcext:value-type="float">
            <text:p>1.7258</text:p>
          </table:table-cell>
          <table:table-cell office:value-type="float" office:value="2.6876" calcext:value-type="float">
            <text:p>2.6876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9676" calcext:value-type="float">
            <text:p>0.9676</text:p>
          </table:table-cell>
          <table:table-cell office:value-type="float" office:value="0.7909" calcext:value-type="float">
            <text:p>0.7909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9.2355" calcext:value-type="float">
            <text:p>9.2355</text:p>
          </table:table-cell>
          <table:table-cell office:value-type="float" office:value="53.2356" calcext:value-type="float">
            <text:p>53.2356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0.7179" calcext:value-type="float">
            <text:p>10.7179</text:p>
          </table:table-cell>
          <table:table-cell office:value-type="float" office:value="2.1078" calcext:value-type="float">
            <text:p>2.1078</text:p>
          </table:table-cell>
          <table:table-cell office:value-type="float" office:value="2.7303" calcext:value-type="float">
            <text:p>2.7303</text:p>
          </table:table-cell>
          <table:table-cell office:value-type="float" office:value="1.7258" calcext:value-type="float">
            <text:p>1.7258</text:p>
          </table:table-cell>
          <table:table-cell office:value-type="float" office:value="2.6876" calcext:value-type="float">
            <text:p>2.6876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9676" calcext:value-type="float">
            <text:p>0.9676</text:p>
          </table:table-cell>
          <table:table-cell office:value-type="float" office:value="0.7909" calcext:value-type="float">
            <text:p>0.7909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9.2355" calcext:value-type="float">
            <text:p>9.2355</text:p>
          </table:table-cell>
          <table:table-cell office:value-type="float" office:value="55.6554" calcext:value-type="float">
            <text:p>55.6554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0.7179" calcext:value-type="float">
            <text:p>10.7179</text:p>
          </table:table-cell>
          <table:table-cell office:value-type="float" office:value="2.1078" calcext:value-type="float">
            <text:p>2.1078</text:p>
          </table:table-cell>
          <table:table-cell office:value-type="float" office:value="2.7303" calcext:value-type="float">
            <text:p>2.7303</text:p>
          </table:table-cell>
          <table:table-cell office:value-type="float" office:value="1.7258" calcext:value-type="float">
            <text:p>1.7258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9676" calcext:value-type="float">
            <text:p>0.9676</text:p>
          </table:table-cell>
          <table:table-cell office:value-type="float" office:value="0.7909" calcext:value-type="float">
            <text:p>0.7909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9.6973" calcext:value-type="float">
            <text:p>9.6973</text:p>
          </table:table-cell>
          <table:table-cell office:value-type="float" office:value="52.0257" calcext:value-type="float">
            <text:p>52.0257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0.7179" calcext:value-type="float">
            <text:p>10.7179</text:p>
          </table:table-cell>
          <table:table-cell office:value-type="float" office:value="2.1078" calcext:value-type="float">
            <text:p>2.1078</text:p>
          </table:table-cell>
          <table:table-cell office:value-type="float" office:value="2.7303" calcext:value-type="float">
            <text:p>2.7303</text:p>
          </table:table-cell>
          <table:table-cell office:value-type="float" office:value="1.7258" calcext:value-type="float">
            <text:p>1.7258</text:p>
          </table:table-cell>
          <table:table-cell office:value-type="float" office:value="2.6876" calcext:value-type="float">
            <text:p>2.6876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9676" calcext:value-type="float">
            <text:p>0.9676</text:p>
          </table:table-cell>
          <table:table-cell office:value-type="float" office:value="0.7909" calcext:value-type="float">
            <text:p>0.7909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9.6973" calcext:value-type="float">
            <text:p>9.6973</text:p>
          </table:table-cell>
          <table:table-cell office:value-type="float" office:value="53.2356" calcext:value-type="float">
            <text:p>53.2356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0.7179" calcext:value-type="float">
            <text:p>10.7179</text:p>
          </table:table-cell>
          <table:table-cell office:value-type="float" office:value="2.1078" calcext:value-type="float">
            <text:p>2.1078</text:p>
          </table:table-cell>
          <table:table-cell office:value-type="float" office:value="2.7303" calcext:value-type="float">
            <text:p>2.7303</text:p>
          </table:table-cell>
          <table:table-cell office:value-type="float" office:value="1.7258" calcext:value-type="float">
            <text:p>1.7258</text:p>
          </table:table-cell>
          <table:table-cell office:value-type="float" office:value="2.6876" calcext:value-type="float">
            <text:p>2.6876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9676" calcext:value-type="float">
            <text:p>0.9676</text:p>
          </table:table-cell>
          <table:table-cell office:value-type="float" office:value="0.7909" calcext:value-type="float">
            <text:p>0.7909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9.6973" calcext:value-type="float">
            <text:p>9.6973</text:p>
          </table:table-cell>
          <table:table-cell office:value-type="float" office:value="53.2356" calcext:value-type="float">
            <text:p>53.2356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0.7179" calcext:value-type="float">
            <text:p>10.7179</text:p>
          </table:table-cell>
          <table:table-cell office:value-type="float" office:value="2.1078" calcext:value-type="float">
            <text:p>2.1078</text:p>
          </table:table-cell>
          <table:table-cell office:value-type="float" office:value="2.7303" calcext:value-type="float">
            <text:p>2.7303</text:p>
          </table:table-cell>
          <table:table-cell office:value-type="float" office:value="1.7258" calcext:value-type="float">
            <text:p>1.7258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8569" calcext:value-type="float">
            <text:p>1.8569</text:p>
          </table:table-cell>
          <table:table-cell office:value-type="float" office:value="15.582" calcext:value-type="float">
            <text:p>15.582</text:p>
          </table:table-cell>
          <table:table-cell office:value-type="float" office:value="76.5707" calcext:value-type="float">
            <text:p>76.5707</text:p>
          </table:table-cell>
          <table:table-cell office:value-type="float" office:value="40.6375" calcext:value-type="float">
            <text:p>40.6375</text:p>
          </table:table-cell>
          <table:table-cell office:value-type="float" office:value="28.473" calcext:value-type="float">
            <text:p>28.473</text:p>
          </table:table-cell>
          <table:table-cell office:value-type="float" office:value="43.4039" calcext:value-type="float">
            <text:p>43.4039</text:p>
          </table:table-cell>
          <table:table-cell office:value-type="float" office:value="28.664" calcext:value-type="float">
            <text:p>28.664</text:p>
          </table:table-cell>
          <table:table-cell office:value-type="float" office:value="26.783" calcext:value-type="float">
            <text:p>26.783</text:p>
          </table:table-cell>
          <table:table-cell office:value-type="float" office:value="56.8653" calcext:value-type="float">
            <text:p>56.8653</text:p>
          </table:table-cell>
          <table:table-cell office:value-type="float" office:value="9.8741" calcext:value-type="float">
            <text:p>9.8741</text:p>
          </table:table-cell>
          <table:table-cell office:value-type="float" office:value="10.7179" calcext:value-type="float">
            <text:p>10.7179</text:p>
          </table:table-cell>
          <table:table-cell office:value-type="float" office:value="2.4591" calcext:value-type="float">
            <text:p>2.4591</text:p>
          </table:table-cell>
          <table:table-cell office:value-type="float" office:value="3.6403" calcext:value-type="float">
            <text:p>3.6403</text:p>
          </table:table-cell>
          <table:table-cell office:value-type="float" office:value="2.5887" calcext:value-type="float">
            <text:p>2.5887</text:p>
          </table:table-cell>
          <table:table-cell office:value-type="float" office:value="2.6876" calcext:value-type="float">
            <text:p>2.6876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9676" calcext:value-type="float">
            <text:p>0.9676</text:p>
          </table:table-cell>
          <table:table-cell office:value-type="float" office:value="0.7909" calcext:value-type="float">
            <text:p>0.7909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5119" calcext:value-type="float">
            <text:p>0.5119</text:p>
          </table:table-cell>
          <table:table-cell office:value-type="float" office:value="9.2355" calcext:value-type="float">
            <text:p>9.2355</text:p>
          </table:table-cell>
          <table:table-cell office:value-type="float" office:value="52.0257" calcext:value-type="float">
            <text:p>52.0257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10.7179" calcext:value-type="float">
            <text:p>10.7179</text:p>
          </table:table-cell>
          <table:table-cell office:value-type="float" office:value="2.1078" calcext:value-type="float">
            <text:p>2.1078</text:p>
          </table:table-cell>
          <table:table-cell office:value-type="float" office:value="2.7303" calcext:value-type="float">
            <text:p>2.7303</text:p>
          </table:table-cell>
          <table:table-cell office:value-type="float" office:value="1.7258" calcext:value-type="float">
            <text:p>1.7258</text:p>
          </table:table-cell>
          <table:table-cell office:value-type="float" office:value="2.6876" calcext:value-type="float">
            <text:p>2.6876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6.1609" calcext:value-type="float">
            <text:p>6.1609</text:p>
          </table:table-cell>
          <table:table-cell office:value-type="float" office:value="13.5458" calcext:value-type="float">
            <text:p>13.5458</text:p>
          </table:table-cell>
          <table:table-cell office:value-type="float" office:value="17.4002" calcext:value-type="float">
            <text:p>17.4002</text:p>
          </table:table-cell>
          <table:table-cell office:value-type="float" office:value="37.7116" calcext:value-type="float">
            <text:p>37.7116</text:p>
          </table:table-cell>
          <table:table-cell office:value-type="float" office:value="29.1758" calcext:value-type="float">
            <text:p>29.1758</text:p>
          </table:table-cell>
          <table:table-cell office:value-type="float" office:value="21.2417" calcext:value-type="float">
            <text:p>21.2417</text:p>
          </table:table-cell>
          <table:table-cell office:value-type="float" office:value="9.6792" calcext:value-type="float">
            <text:p>9.6792</text:p>
          </table:table-cell>
          <table:table-cell office:value-type="float" office:value="0.7595" calcext:value-type="float">
            <text:p>0.7595</text:p>
          </table:table-cell>
          <table:table-cell office:value-type="float" office:value="2.9231" calcext:value-type="float">
            <text:p>2.9231</text:p>
          </table:table-cell>
          <table:table-cell office:value-type="float" office:value="0.3513" calcext:value-type="float">
            <text:p>0.3513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6.1609" calcext:value-type="float">
            <text:p>6.1609</text:p>
          </table:table-cell>
          <table:table-cell office:value-type="float" office:value="13.5458" calcext:value-type="float">
            <text:p>13.5458</text:p>
          </table:table-cell>
          <table:table-cell office:value-type="float" office:value="17.4002" calcext:value-type="float">
            <text:p>17.4002</text:p>
          </table:table-cell>
          <table:table-cell office:value-type="float" office:value="37.7116" calcext:value-type="float">
            <text:p>37.7116</text:p>
          </table:table-cell>
          <table:table-cell office:value-type="float" office:value="29.6877" calcext:value-type="float">
            <text:p>29.6877</text:p>
          </table:table-cell>
          <table:table-cell office:value-type="float" office:value="21.2417" calcext:value-type="float">
            <text:p>21.2417</text:p>
          </table:table-cell>
          <table:table-cell office:value-type="float" office:value="8.4693" calcext:value-type="float">
            <text:p>8.469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6.1609" calcext:value-type="float">
            <text:p>6.1609</text:p>
          </table:table-cell>
          <table:table-cell office:value-type="float" office:value="13.5458" calcext:value-type="float">
            <text:p>13.5458</text:p>
          </table:table-cell>
          <table:table-cell office:value-type="float" office:value="17.4002" calcext:value-type="float">
            <text:p>17.4002</text:p>
          </table:table-cell>
          <table:table-cell office:value-type="float" office:value="37.7116" calcext:value-type="float">
            <text:p>37.7116</text:p>
          </table:table-cell>
          <table:table-cell office:value-type="float" office:value="29.6877" calcext:value-type="float">
            <text:p>29.6877</text:p>
          </table:table-cell>
          <table:table-cell office:value-type="float" office:value="21.2417" calcext:value-type="float">
            <text:p>21.2417</text:p>
          </table:table-cell>
          <table:table-cell office:value-type="float" office:value="9.6792" calcext:value-type="float">
            <text:p>9.6792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6.1609" calcext:value-type="float">
            <text:p>6.1609</text:p>
          </table:table-cell>
          <table:table-cell office:value-type="float" office:value="13.5458" calcext:value-type="float">
            <text:p>13.5458</text:p>
          </table:table-cell>
          <table:table-cell office:value-type="float" office:value="17.4002" calcext:value-type="float">
            <text:p>17.4002</text:p>
          </table:table-cell>
          <table:table-cell office:value-type="float" office:value="37.7116" calcext:value-type="float">
            <text:p>37.7116</text:p>
          </table:table-cell>
          <table:table-cell office:value-type="float" office:value="29.6877" calcext:value-type="float">
            <text:p>29.6877</text:p>
          </table:table-cell>
          <table:table-cell office:value-type="float" office:value="21.2417" calcext:value-type="float">
            <text:p>21.2417</text:p>
          </table:table-cell>
          <table:table-cell office:value-type="float" office:value="9.6792" calcext:value-type="float">
            <text:p>9.6792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6.1609" calcext:value-type="float">
            <text:p>6.1609</text:p>
          </table:table-cell>
          <table:table-cell office:value-type="float" office:value="13.5458" calcext:value-type="float">
            <text:p>13.5458</text:p>
          </table:table-cell>
          <table:table-cell office:value-type="float" office:value="17.4002" calcext:value-type="float">
            <text:p>17.4002</text:p>
          </table:table-cell>
          <table:table-cell office:value-type="float" office:value="37" calcext:value-type="float">
            <text:p>37</text:p>
          </table:table-cell>
          <table:table-cell office:value-type="float" office:value="29.1758" calcext:value-type="float">
            <text:p>29.1758</text:p>
          </table:table-cell>
          <table:table-cell office:value-type="float" office:value="20.7799" calcext:value-type="float">
            <text:p>20.7799</text:p>
          </table:table-cell>
          <table:table-cell office:value-type="float" office:value="9.6792" calcext:value-type="float">
            <text:p>9.6792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6.1609" calcext:value-type="float">
            <text:p>6.1609</text:p>
          </table:table-cell>
          <table:table-cell office:value-type="float" office:value="13.5458" calcext:value-type="float">
            <text:p>13.5458</text:p>
          </table:table-cell>
          <table:table-cell office:value-type="float" office:value="17.4002" calcext:value-type="float">
            <text:p>17.4002</text:p>
          </table:table-cell>
          <table:table-cell office:value-type="float" office:value="37" calcext:value-type="float">
            <text:p>37</text:p>
          </table:table-cell>
          <table:table-cell office:value-type="float" office:value="29.1758" calcext:value-type="float">
            <text:p>29.1758</text:p>
          </table:table-cell>
          <table:table-cell office:value-type="float" office:value="21.2417" calcext:value-type="float">
            <text:p>21.2417</text:p>
          </table:table-cell>
          <table:table-cell office:value-type="float" office:value="9.6792" calcext:value-type="float">
            <text:p>9.6792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6.1609" calcext:value-type="float">
            <text:p>6.1609</text:p>
          </table:table-cell>
          <table:table-cell office:value-type="float" office:value="13.5458" calcext:value-type="float">
            <text:p>13.5458</text:p>
          </table:table-cell>
          <table:table-cell office:value-type="float" office:value="17.4002" calcext:value-type="float">
            <text:p>17.4002</text:p>
          </table:table-cell>
          <table:table-cell office:value-type="float" office:value="37.7116" calcext:value-type="float">
            <text:p>37.7116</text:p>
          </table:table-cell>
          <table:table-cell office:value-type="float" office:value="29.6877" calcext:value-type="float">
            <text:p>29.6877</text:p>
          </table:table-cell>
          <table:table-cell office:value-type="float" office:value="21.2417" calcext:value-type="float">
            <text:p>21.2417</text:p>
          </table:table-cell>
          <table:table-cell office:value-type="float" office:value="9.6792" calcext:value-type="float">
            <text:p>9.6792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6.1609" calcext:value-type="float">
            <text:p>6.1609</text:p>
          </table:table-cell>
          <table:table-cell office:value-type="float" office:value="13.5458" calcext:value-type="float">
            <text:p>13.5458</text:p>
          </table:table-cell>
          <table:table-cell office:value-type="float" office:value="17.4002" calcext:value-type="float">
            <text:p>17.4002</text:p>
          </table:table-cell>
          <table:table-cell office:value-type="float" office:value="37.7116" calcext:value-type="float">
            <text:p>37.7116</text:p>
          </table:table-cell>
          <table:table-cell office:value-type="float" office:value="29.6877" calcext:value-type="float">
            <text:p>29.6877</text:p>
          </table:table-cell>
          <table:table-cell office:value-type="float" office:value="21.2417" calcext:value-type="float">
            <text:p>21.2417</text:p>
          </table:table-cell>
          <table:table-cell office:value-type="float" office:value="9.6792" calcext:value-type="float">
            <text:p>9.6792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6.1609" calcext:value-type="float">
            <text:p>6.1609</text:p>
          </table:table-cell>
          <table:table-cell office:value-type="float" office:value="13.5458" calcext:value-type="float">
            <text:p>13.5458</text:p>
          </table:table-cell>
          <table:table-cell office:value-type="float" office:value="17.4002" calcext:value-type="float">
            <text:p>17.4002</text:p>
          </table:table-cell>
          <table:table-cell office:value-type="float" office:value="37.7116" calcext:value-type="float">
            <text:p>37.7116</text:p>
          </table:table-cell>
          <table:table-cell office:value-type="float" office:value="29.6877" calcext:value-type="float">
            <text:p>29.6877</text:p>
          </table:table-cell>
          <table:table-cell office:value-type="float" office:value="21.2417" calcext:value-type="float">
            <text:p>21.2417</text:p>
          </table:table-cell>
          <table:table-cell office:value-type="float" office:value="9.6792" calcext:value-type="float">
            <text:p>9.6792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6.1609" calcext:value-type="float">
            <text:p>6.1609</text:p>
          </table:table-cell>
          <table:table-cell office:value-type="float" office:value="13.5458" calcext:value-type="float">
            <text:p>13.5458</text:p>
          </table:table-cell>
          <table:table-cell office:value-type="float" office:value="17.4002" calcext:value-type="float">
            <text:p>17.4002</text:p>
          </table:table-cell>
          <table:table-cell office:value-type="float" office:value="37.7116" calcext:value-type="float">
            <text:p>37.7116</text:p>
          </table:table-cell>
          <table:table-cell office:value-type="float" office:value="29.1758" calcext:value-type="float">
            <text:p>29.1758</text:p>
          </table:table-cell>
          <table:table-cell office:value-type="float" office:value="20.7799" calcext:value-type="float">
            <text:p>20.7799</text:p>
          </table:table-cell>
          <table:table-cell office:value-type="float" office:value="9.6792" calcext:value-type="float">
            <text:p>9.6792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3.6343" calcext:value-type="float">
            <text:p>13.6343</text:p>
          </table:table-cell>
          <table:table-cell office:value-type="float" office:value="74.8105" calcext:value-type="float">
            <text:p>74.8105</text:p>
          </table:table-cell>
          <table:table-cell office:value-type="float" office:value="29.9943" calcext:value-type="float">
            <text:p>29.9943</text:p>
          </table:table-cell>
          <table:table-cell office:value-type="float" office:value="13.4456" calcext:value-type="float">
            <text:p>13.4456</text:p>
          </table:table-cell>
          <table:table-cell office:value-type="float" office:value="11.3846" calcext:value-type="float">
            <text:p>11.3846</text:p>
          </table:table-cell>
          <table:table-cell office:value-type="float" office:value="3.0711" calcext:value-type="float">
            <text:p>3.0711</text:p>
          </table:table-cell>
          <table:table-cell office:value-type="float" office:value="1.3853" calcext:value-type="float">
            <text:p>1.3853</text:p>
          </table:table-cell>
          <table:table-cell office:value-type="float" office:value="6.0495" calcext:value-type="float">
            <text:p>6.0495</text:p>
          </table:table-cell>
          <table:table-cell office:value-type="float" office:value="1.1393" calcext:value-type="float">
            <text:p>1.1393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3.6343" calcext:value-type="float">
            <text:p>13.6343</text:p>
          </table:table-cell>
          <table:table-cell office:value-type="float" office:value="74.8105" calcext:value-type="float">
            <text:p>74.8105</text:p>
          </table:table-cell>
          <table:table-cell office:value-type="float" office:value="29.9943" calcext:value-type="float">
            <text:p>29.9943</text:p>
          </table:table-cell>
          <table:table-cell office:value-type="float" office:value="13.4456" calcext:value-type="float">
            <text:p>13.4456</text:p>
          </table:table-cell>
          <table:table-cell office:value-type="float" office:value="11.3846" calcext:value-type="float">
            <text:p>11.3846</text:p>
          </table:table-cell>
          <table:table-cell office:value-type="float" office:value="3.0711" calcext:value-type="float">
            <text:p>3.0711</text:p>
          </table:table-cell>
          <table:table-cell office:value-type="float" office:value="1.3853" calcext:value-type="float">
            <text:p>1.3853</text:p>
          </table:table-cell>
          <table:table-cell office:value-type="float" office:value="4.8396" calcext:value-type="float">
            <text:p>4.8396</text:p>
          </table:table-cell>
          <table:table-cell office:value-type="float" office:value="1.1393" calcext:value-type="float">
            <text:p>1.1393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3.6343" calcext:value-type="float">
            <text:p>13.6343</text:p>
          </table:table-cell>
          <table:table-cell office:value-type="float" office:value="74.8105" calcext:value-type="float">
            <text:p>74.8105</text:p>
          </table:table-cell>
          <table:table-cell office:value-type="float" office:value="29.9943" calcext:value-type="float">
            <text:p>29.9943</text:p>
          </table:table-cell>
          <table:table-cell office:value-type="float" office:value="13.4456" calcext:value-type="float">
            <text:p>13.4456</text:p>
          </table:table-cell>
          <table:table-cell office:value-type="float" office:value="11.3846" calcext:value-type="float">
            <text:p>11.3846</text:p>
          </table:table-cell>
          <table:table-cell office:value-type="float" office:value="3.0711" calcext:value-type="float">
            <text:p>3.0711</text:p>
          </table:table-cell>
          <table:table-cell office:value-type="float" office:value="1.3853" calcext:value-type="float">
            <text:p>1.3853</text:p>
          </table:table-cell>
          <table:table-cell office:value-type="float" office:value="4.8396" calcext:value-type="float">
            <text:p>4.8396</text:p>
          </table:table-cell>
          <table:table-cell office:value-type="float" office:value="1.1393" calcext:value-type="float">
            <text:p>1.1393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3.6343" calcext:value-type="float">
            <text:p>13.6343</text:p>
          </table:table-cell>
          <table:table-cell office:value-type="float" office:value="75.6906" calcext:value-type="float">
            <text:p>75.6906</text:p>
          </table:table-cell>
          <table:table-cell office:value-type="float" office:value="29.9943" calcext:value-type="float">
            <text:p>29.9943</text:p>
          </table:table-cell>
          <table:table-cell office:value-type="float" office:value="13.4456" calcext:value-type="float">
            <text:p>13.4456</text:p>
          </table:table-cell>
          <table:table-cell office:value-type="float" office:value="11.3846" calcext:value-type="float">
            <text:p>11.3846</text:p>
          </table:table-cell>
          <table:table-cell office:value-type="float" office:value="3.0711" calcext:value-type="float">
            <text:p>3.0711</text:p>
          </table:table-cell>
          <table:table-cell office:value-type="float" office:value="1.3853" calcext:value-type="float">
            <text:p>1.3853</text:p>
          </table:table-cell>
          <table:table-cell office:value-type="float" office:value="4.8396" calcext:value-type="float">
            <text:p>4.8396</text:p>
          </table:table-cell>
          <table:table-cell office:value-type="float" office:value="1.1393" calcext:value-type="float">
            <text:p>1.1393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3.6343" calcext:value-type="float">
            <text:p>13.6343</text:p>
          </table:table-cell>
          <table:table-cell office:value-type="float" office:value="75.6906" calcext:value-type="float">
            <text:p>75.6906</text:p>
          </table:table-cell>
          <table:table-cell office:value-type="float" office:value="29.9943" calcext:value-type="float">
            <text:p>29.9943</text:p>
          </table:table-cell>
          <table:table-cell office:value-type="float" office:value="13.4456" calcext:value-type="float">
            <text:p>13.4456</text:p>
          </table:table-cell>
          <table:table-cell office:value-type="float" office:value="11.3846" calcext:value-type="float">
            <text:p>11.3846</text:p>
          </table:table-cell>
          <table:table-cell office:value-type="float" office:value="3.0711" calcext:value-type="float">
            <text:p>3.0711</text:p>
          </table:table-cell>
          <table:table-cell office:value-type="float" office:value="1.3853" calcext:value-type="float">
            <text:p>1.3853</text:p>
          </table:table-cell>
          <table:table-cell office:value-type="float" office:value="4.8396" calcext:value-type="float">
            <text:p>4.8396</text:p>
          </table:table-cell>
          <table:table-cell office:value-type="float" office:value="1.1393" calcext:value-type="float">
            <text:p>1.1393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3.6343" calcext:value-type="float">
            <text:p>13.6343</text:p>
          </table:table-cell>
          <table:table-cell office:value-type="float" office:value="74.8105" calcext:value-type="float">
            <text:p>74.8105</text:p>
          </table:table-cell>
          <table:table-cell office:value-type="float" office:value="29.9943" calcext:value-type="float">
            <text:p>29.9943</text:p>
          </table:table-cell>
          <table:table-cell office:value-type="float" office:value="13.4456" calcext:value-type="float">
            <text:p>13.4456</text:p>
          </table:table-cell>
          <table:table-cell office:value-type="float" office:value="11.3846" calcext:value-type="float">
            <text:p>11.3846</text:p>
          </table:table-cell>
          <table:table-cell office:value-type="float" office:value="3.0711" calcext:value-type="float">
            <text:p>3.0711</text:p>
          </table:table-cell>
          <table:table-cell office:value-type="float" office:value="1.3853" calcext:value-type="float">
            <text:p>1.3853</text:p>
          </table:table-cell>
          <table:table-cell office:value-type="float" office:value="4.8396" calcext:value-type="float">
            <text:p>4.8396</text:p>
          </table:table-cell>
          <table:table-cell office:value-type="float" office:value="1.1393" calcext:value-type="float">
            <text:p>1.1393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3.6343" calcext:value-type="float">
            <text:p>13.6343</text:p>
          </table:table-cell>
          <table:table-cell office:value-type="float" office:value="75.6906" calcext:value-type="float">
            <text:p>75.6906</text:p>
          </table:table-cell>
          <table:table-cell office:value-type="float" office:value="29.9943" calcext:value-type="float">
            <text:p>29.9943</text:p>
          </table:table-cell>
          <table:table-cell office:value-type="float" office:value="13.4456" calcext:value-type="float">
            <text:p>13.4456</text:p>
          </table:table-cell>
          <table:table-cell office:value-type="float" office:value="11.3846" calcext:value-type="float">
            <text:p>11.3846</text:p>
          </table:table-cell>
          <table:table-cell office:value-type="float" office:value="3.0711" calcext:value-type="float">
            <text:p>3.0711</text:p>
          </table:table-cell>
          <table:table-cell office:value-type="float" office:value="1.3853" calcext:value-type="float">
            <text:p>1.3853</text:p>
          </table:table-cell>
          <table:table-cell office:value-type="float" office:value="6.0495" calcext:value-type="float">
            <text:p>6.0495</text:p>
          </table:table-cell>
          <table:table-cell office:value-type="float" office:value="1.1393" calcext:value-type="float">
            <text:p>1.1393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3.6343" calcext:value-type="float">
            <text:p>13.6343</text:p>
          </table:table-cell>
          <table:table-cell office:value-type="float" office:value="75.6906" calcext:value-type="float">
            <text:p>75.6906</text:p>
          </table:table-cell>
          <table:table-cell office:value-type="float" office:value="29.9943" calcext:value-type="float">
            <text:p>29.9943</text:p>
          </table:table-cell>
          <table:table-cell office:value-type="float" office:value="13.4456" calcext:value-type="float">
            <text:p>13.4456</text:p>
          </table:table-cell>
          <table:table-cell office:value-type="float" office:value="11.3846" calcext:value-type="float">
            <text:p>11.3846</text:p>
          </table:table-cell>
          <table:table-cell office:value-type="float" office:value="3.0711" calcext:value-type="float">
            <text:p>3.0711</text:p>
          </table:table-cell>
          <table:table-cell office:value-type="float" office:value="1.3853" calcext:value-type="float">
            <text:p>1.3853</text:p>
          </table:table-cell>
          <table:table-cell office:value-type="float" office:value="6.0495" calcext:value-type="float">
            <text:p>6.0495</text:p>
          </table:table-cell>
          <table:table-cell office:value-type="float" office:value="1.1393" calcext:value-type="float">
            <text:p>1.1393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Sheet2" table:style-name="ta1">
        <table:shapes>
          <draw:frame draw:z-index="0" draw:style-name="gr1" draw:text-style-name="P1" svg:width="525.29pt" svg:height="282.56pt" svg:x="370.71pt" svg:y="16.36pt">
            <loext:p draw:notify-on-update-of-ranges="Sheet2.A4:Sheet2.A4 Sheet2.A5:Sheet2.A18 Sheet2.B4:Sheet2.B4 Sheet2.B5:Sheet2.B18 Sheet2.C4:Sheet2.C4 Sheet2.C5:Sheet2.C18 Sheet2.D4:Sheet2.D4 Sheet2.D5:Sheet2.D18 Sheet2.E4:Sheet2.E4 Sheet2.E5:Sheet2.E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Wavefor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3" office:value-type="float" office:value="0.9285" calcext:value-type="float">
            <text:p>0.9285</text:p>
          </table:table-cell>
          <table:table-cell office:value-type="float" office:value="1.8569" calcext:value-type="float">
            <text:p>1.856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 office:value-type="float" office:value="1.9478" calcext:value-type="float">
            <text:p>1.9478</text:p>
          </table:table-cell>
          <table:table-cell office:value-type="float" office:value="13.6343" calcext:value-type="float">
            <text:p>13.6343</text:p>
          </table:table-cell>
          <table:table-cell office:value-type="float" office:value="15.582" calcext:value-type="float">
            <text:p>15.58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.6404" calcext:value-type="float">
            <text:p>2.6404</text:p>
          </table:table-cell>
          <table:table-cell office:value-type="float" office:value="6.1609" calcext:value-type="float">
            <text:p>6.1609</text:p>
          </table:table-cell>
          <table:table-cell table:number-columns-repeated="2" office:value-type="float" office:value="76.5707" calcext:value-type="float">
            <text:p>76.570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9676" calcext:value-type="float">
            <text:p>0.9676</text:p>
          </table:table-cell>
          <table:table-cell office:value-type="float" office:value="13.5458" calcext:value-type="float">
            <text:p>13.5458</text:p>
          </table:table-cell>
          <table:table-cell office:value-type="float" office:value="29.9943" calcext:value-type="float">
            <text:p>29.9943</text:p>
          </table:table-cell>
          <table:table-cell office:value-type="float" office:value="40.6375" calcext:value-type="float">
            <text:p>40.637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7909" calcext:value-type="float">
            <text:p>0.7909</text:p>
          </table:table-cell>
          <table:table-cell office:value-type="float" office:value="17.4002" calcext:value-type="float">
            <text:p>17.4002</text:p>
          </table:table-cell>
          <table:table-cell office:value-type="float" office:value="13.4456" calcext:value-type="float">
            <text:p>13.4456</text:p>
          </table:table-cell>
          <table:table-cell office:value-type="float" office:value="28.473" calcext:value-type="float">
            <text:p>28.47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7115" calcext:value-type="float">
            <text:p>0.7115</text:p>
          </table:table-cell>
          <table:table-cell office:value-type="float" office:value="37" calcext:value-type="float">
            <text:p>37</text:p>
          </table:table-cell>
          <table:table-cell office:value-type="float" office:value="11.3846" calcext:value-type="float">
            <text:p>11.3846</text:p>
          </table:table-cell>
          <table:table-cell office:value-type="float" office:value="43.4039" calcext:value-type="float">
            <text:p>43.403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5119" calcext:value-type="float">
            <text:p>0.5119</text:p>
          </table:table-cell>
          <table:table-cell office:value-type="float" office:value="29.1758" calcext:value-type="float">
            <text:p>29.1758</text:p>
          </table:table-cell>
          <table:table-cell office:value-type="float" office:value="3.0711" calcext:value-type="float">
            <text:p>3.0711</text:p>
          </table:table-cell>
          <table:table-cell office:value-type="float" office:value="28.664" calcext:value-type="float">
            <text:p>28.66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9.6973" calcext:value-type="float">
            <text:p>9.6973</text:p>
          </table:table-cell>
          <table:table-cell office:value-type="float" office:value="21.2417" calcext:value-type="float">
            <text:p>21.2417</text:p>
          </table:table-cell>
          <table:table-cell office:value-type="float" office:value="1.3853" calcext:value-type="float">
            <text:p>1.3853</text:p>
          </table:table-cell>
          <table:table-cell office:value-type="float" office:value="26.783" calcext:value-type="float">
            <text:p>26.78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4.4455" calcext:value-type="float">
            <text:p>54.4455</text:p>
          </table:table-cell>
          <table:table-cell office:value-type="float" office:value="9.6792" calcext:value-type="float">
            <text:p>9.6792</text:p>
          </table:table-cell>
          <table:table-cell office:value-type="float" office:value="6.0495" calcext:value-type="float">
            <text:p>6.0495</text:p>
          </table:table-cell>
          <table:table-cell office:value-type="float" office:value="55.6554" calcext:value-type="float">
            <text:p>55.655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0.6336" calcext:value-type="float">
            <text:p>10.6336</text:p>
          </table:table-cell>
          <table:table-cell office:value-type="float" office:value="0.7595" calcext:value-type="float">
            <text:p>0.7595</text:p>
          </table:table-cell>
          <table:table-cell office:value-type="float" office:value="1.1393" calcext:value-type="float">
            <text:p>1.1393</text:p>
          </table:table-cell>
          <table:table-cell office:value-type="float" office:value="9.8741" calcext:value-type="float">
            <text:p>9.874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0.7179" calcext:value-type="float">
            <text:p>10.7179</text:p>
          </table:table-cell>
          <table:table-cell table:number-columns-repeated="2" office:value-type="float" office:value="0.9744" calcext:value-type="float">
            <text:p>0.9744</text:p>
          </table:table-cell>
          <table:table-cell office:value-type="float" office:value="10.7179" calcext:value-type="float">
            <text:p>10.7179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.1078" calcext:value-type="float">
            <text:p>2.1078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3513" calcext:value-type="float">
            <text:p>0.3513</text:p>
          </table:table-cell>
          <table:table-cell office:value-type="float" office:value="2.4591" calcext:value-type="float">
            <text:p>2.459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.7303" calcext:value-type="float">
            <text:p>2.7303</text:p>
          </table:table-cell>
          <table:table-cell office:value-type="float" office:value="0.9101" calcext:value-type="float">
            <text:p>0.9101</text:p>
          </table:table-cell>
          <table:table-cell office:value-type="float" office:value="0" calcext:value-type="float">
            <text:p>0</text:p>
          </table:table-cell>
          <table:table-cell office:value-type="float" office:value="2.7303" calcext:value-type="float">
            <text:p>2.730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.7258" calcext:value-type="float">
            <text:p>1.725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" calcext:value-type="float">
            <text:p>0</text:p>
          </table:table-cell>
          <table:table-cell office:value-type="float" office:value="2.5887" calcext:value-type="float">
            <text:p>2.5887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.6876" calcext:value-type="float">
            <text:p>2.6876</text:p>
          </table:table-cell>
          <table:table-cell table:number-columns-repeated="2" office:value-type="float" office:value="0.8959" calcext:value-type="float">
            <text:p>0.8959</text:p>
          </table:table-cell>
          <table:table-cell office:value-type="float" office:value="2.6876" calcext:value-type="float">
            <text:p>2.687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3" office:value-type="float" office:value="1.1137" calcext:value-type="float">
            <text:p>1.1137</text:p>
          </table:table-cell>
          <table:table-cell office:value-type="float" office:value="2.2273" calcext:value-type="float">
            <text:p>2.227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 office:value-type="float" office:value="0.6063" calcext:value-type="float">
            <text:p>0.6063</text:p>
          </table:table-cell>
          <table:table-cell office:value-type="float" office:value="0" calcext:value-type="float">
            <text:p>0</text:p>
          </table:table-cell>
          <table:table-cell office:value-type="float" office:value="0.6063" calcext:value-type="float">
            <text:p>0.6063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051" calcext:value-type="float">
            <text:p>0.90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2">00/00/0000</text:date>, <text:time style:data-style-name="N2" text:time-value="23:37:50.9277737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2T00:24:25.043144367</dc:date>
    <meta:editing-duration>PT46M55S</meta:editing-duration>
    <meta:editing-cycles>8</meta:editing-cycles>
    <meta:generator>LibreOffice/5.1.6.2$Linux_X86_64 LibreOffice_project/10m0$Build-2</meta:generator>
    <meta:document-statistic meta:table-count="2" meta:cell-count="145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111111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ffffff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3333" draw:fill-color="#ff3333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99ff66" draw:fill-color="#99ff6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diamond" chart:symbol-width="0.25cm" chart:symbol-height="0.25cm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6666ff" draw:fill-color="#6666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dash" draw:stroke-dash="Fine_20_Dashed" svg:stroke-width="0.08cm" svg:stroke-color="#ffffff" draw:fill-color="#ffff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32cm" svg:height="9.969cm" xlink:href=".." xlink:type="simple" chart:class="chart:line" chart:style-name="ch1">
        <chart:legend chart:legend-position="end" svg:x="15.462cm" svg:y="3.938cm" style:legend-expansion="high" chart:style-name="ch2"/>
        <chart:plot-area chart:style-name="ch3" table:cell-range-address="Sheet2.A4:Sheet2.E18" chart:data-source-has-labels="both" svg:x="0.37cm" svg:y="0.199cm" svg:width="14.722cm" svg:height="9.571cm">
          <chartooo:coordinate-region svg:x="0.991cm" svg:y="0.398cm" svg:width="13.821cm" svg:height="8.725cm"/>
          <chart:axis chart:dimension="x" chart:name="primary-x" chart:style-name="ch4" chartooo:axis-type="auto">
            <chartooo:date-scale/>
            <chart:categories table:cell-range-address="Sheet2.A5:Sheet2.A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5:Sheet2.B18" chart:label-cell-address="Sheet2.B4:Sheet2.B4" chart:class="chart:line">
            <chart:data-point chart:repeated="14"/>
          </chart:series>
          <chart:series chart:style-name="ch7" chart:values-cell-range-address="Sheet2.C5:Sheet2.C18" chart:label-cell-address="Sheet2.C4:Sheet2.C4" chart:class="chart:line">
            <chart:data-point chart:repeated="5"/>
            <chart:data-point chart:style-name="ch8"/>
            <chart:data-point chart:repeated="8"/>
          </chart:series>
          <chart:series chart:style-name="ch9" chart:values-cell-range-address="Sheet2.D5:Sheet2.D18" chart:label-cell-address="Sheet2.D4:Sheet2.D4" chart:class="chart:line">
            <chart:data-point chart:repeated="14"/>
          </chart:series>
          <chart:series chart:style-name="ch10" chart:values-cell-range-address="Sheet2.E5:Sheet2.E18" chart:label-cell-address="Sheet2.E4:Sheet2.E4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d</text:p>
                <draw:g>
                  <svg:desc>Sheet2.B4:Sheet2.B4</svg:desc>
                </draw:g>
              </table:table-cell>
              <table:table-cell office:value-type="string">
                <text:p>Green</text:p>
                <draw:g>
                  <svg:desc>Sheet2.C4:Sheet2.C4</svg:desc>
                </draw:g>
              </table:table-cell>
              <table:table-cell office:value-type="string">
                <text:p>Blue</text:p>
                <draw:g>
                  <svg:desc>Sheet2.D4:Sheet2.D4</svg:desc>
                </draw:g>
              </table:table-cell>
              <table:table-cell office:value-type="string">
                <text:p>White</text:p>
                <draw:g>
                  <svg:desc>Sheet2.E4:Sheet2.E4</svg:desc>
                </draw:g>
              </table:table-cell>
            </table:table-row>
          </table:table-header-rows>
          <table:table-rows>
            <table:table-row>
              <table:table-cell office:value-type="float" office:value="410">
                <text:p>410</text:p>
                <draw:g>
                  <svg:desc>Sheet2.A5:Sheet2.A18</svg:desc>
                </draw:g>
              </table:table-cell>
              <table:table-cell office:value-type="float" office:value="0.9285">
                <text:p>0.9285</text:p>
                <draw:g>
                  <svg:desc>Sheet2.B5:Sheet2.B18</svg:desc>
                </draw:g>
              </table:table-cell>
              <table:table-cell office:value-type="float" office:value="0.9285">
                <text:p>0.9285</text:p>
                <draw:g>
                  <svg:desc>Sheet2.C5:Sheet2.C18</svg:desc>
                </draw:g>
              </table:table-cell>
              <table:table-cell office:value-type="float" office:value="0.9285">
                <text:p>0.9285</text:p>
                <draw:g>
                  <svg:desc>Sheet2.D5:Sheet2.D18</svg:desc>
                </draw:g>
              </table:table-cell>
              <table:table-cell office:value-type="float" office:value="1.8569">
                <text:p>1.8569</text:p>
                <draw:g>
                  <svg:desc>Sheet2.E5:Sheet2.E18</svg:desc>
                </draw:g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1.9478">
                <text:p>1.9478</text:p>
              </table:table-cell>
              <table:table-cell office:value-type="float" office:value="1.9478">
                <text:p>1.9478</text:p>
              </table:table-cell>
              <table:table-cell office:value-type="float" office:value="13.6343">
                <text:p>13.6343</text:p>
              </table:table-cell>
              <table:table-cell office:value-type="float" office:value="15.582">
                <text:p>15.58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2.6404">
                <text:p>2.6404</text:p>
              </table:table-cell>
              <table:table-cell office:value-type="float" office:value="6.1609">
                <text:p>6.1609</text:p>
              </table:table-cell>
              <table:table-cell office:value-type="float" office:value="76.5707">
                <text:p>76.5707</text:p>
              </table:table-cell>
              <table:table-cell office:value-type="float" office:value="76.5707">
                <text:p>76.5707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0.9676">
                <text:p>0.9676</text:p>
              </table:table-cell>
              <table:table-cell office:value-type="float" office:value="13.5458">
                <text:p>13.5458</text:p>
              </table:table-cell>
              <table:table-cell office:value-type="float" office:value="29.9943">
                <text:p>29.9943</text:p>
              </table:table-cell>
              <table:table-cell office:value-type="float" office:value="40.6375">
                <text:p>40.6375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7909">
                <text:p>0.7909</text:p>
              </table:table-cell>
              <table:table-cell office:value-type="float" office:value="17.4002">
                <text:p>17.4002</text:p>
              </table:table-cell>
              <table:table-cell office:value-type="float" office:value="13.4456">
                <text:p>13.4456</text:p>
              </table:table-cell>
              <table:table-cell office:value-type="float" office:value="28.473">
                <text:p>28.473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0.7115">
                <text:p>0.7115</text:p>
              </table:table-cell>
              <table:table-cell office:value-type="float" office:value="37">
                <text:p>37</text:p>
              </table:table-cell>
              <table:table-cell office:value-type="float" office:value="11.3846">
                <text:p>11.3846</text:p>
              </table:table-cell>
              <table:table-cell office:value-type="float" office:value="43.4039">
                <text:p>43.4039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5119">
                <text:p>0.5119</text:p>
              </table:table-cell>
              <table:table-cell office:value-type="float" office:value="29.1758">
                <text:p>29.1758</text:p>
              </table:table-cell>
              <table:table-cell office:value-type="float" office:value="3.0711">
                <text:p>3.0711</text:p>
              </table:table-cell>
              <table:table-cell office:value-type="float" office:value="28.664">
                <text:p>28.664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9.6973">
                <text:p>9.6973</text:p>
              </table:table-cell>
              <table:table-cell office:value-type="float" office:value="21.2417">
                <text:p>21.2417</text:p>
              </table:table-cell>
              <table:table-cell office:value-type="float" office:value="1.3853">
                <text:p>1.3853</text:p>
              </table:table-cell>
              <table:table-cell office:value-type="float" office:value="26.783">
                <text:p>26.783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54.4455">
                <text:p>54.4455</text:p>
              </table:table-cell>
              <table:table-cell office:value-type="float" office:value="9.6792">
                <text:p>9.6792</text:p>
              </table:table-cell>
              <table:table-cell office:value-type="float" office:value="6.0495">
                <text:p>6.0495</text:p>
              </table:table-cell>
              <table:table-cell office:value-type="float" office:value="55.6554">
                <text:p>55.6554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10.6336">
                <text:p>10.6336</text:p>
              </table:table-cell>
              <table:table-cell office:value-type="float" office:value="0.7595">
                <text:p>0.7595</text:p>
              </table:table-cell>
              <table:table-cell office:value-type="float" office:value="1.1393">
                <text:p>1.1393</text:p>
              </table:table-cell>
              <table:table-cell office:value-type="float" office:value="9.8741">
                <text:p>9.8741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0.7179">
                <text:p>10.7179</text:p>
              </table:table-cell>
              <table:table-cell office:value-type="float" office:value="0.9744">
                <text:p>0.9744</text:p>
              </table:table-cell>
              <table:table-cell office:value-type="float" office:value="0.9744">
                <text:p>0.9744</text:p>
              </table:table-cell>
              <table:table-cell office:value-type="float" office:value="10.7179">
                <text:p>10.7179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2.1078">
                <text:p>2.1078</text:p>
              </table:table-cell>
              <table:table-cell office:value-type="float" office:value="0.7026">
                <text:p>0.7026</text:p>
              </table:table-cell>
              <table:table-cell office:value-type="float" office:value="0.3513">
                <text:p>0.3513</text:p>
              </table:table-cell>
              <table:table-cell office:value-type="float" office:value="2.4591">
                <text:p>2.4591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2.7303">
                <text:p>2.7303</text:p>
              </table:table-cell>
              <table:table-cell office:value-type="float" office:value="0.9101">
                <text:p>0.9101</text:p>
              </table:table-cell>
              <table:table-cell office:value-type="float" office:value="0">
                <text:p>0</text:p>
              </table:table-cell>
              <table:table-cell office:value-type="float" office:value="2.7303">
                <text:p>2.7303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.7258">
                <text:p>1.7258</text:p>
              </table:table-cell>
              <table:table-cell office:value-type="float" office:value="0.8629">
                <text:p>0.8629</text:p>
              </table:table-cell>
              <table:table-cell office:value-type="float" office:value="0">
                <text:p>0</text:p>
              </table:table-cell>
              <table:table-cell office:value-type="float" office:value="2.5887">
                <text:p>2.58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